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Pictures/10000000000006770000039E6D2FF3A94F85A313.jpg" manifest:media-type="image/jpeg"/>
  <manifest:file-entry manifest:full-path="Pictures/1000000000000688000003A8592BEC5CB533BEA5.jpg" manifest:media-type="image/jpeg"/>
  <manifest:file-entry manifest:full-path="Pictures/10000000000002E100000071176C8C6C7D7A22E5.png" manifest:media-type="image/png"/>
  <manifest:file-entry manifest:full-path="Pictures/10000000000001CF000000C2EF314F3845BE6D68.png" manifest:media-type="image/png"/>
  <manifest:file-entry manifest:full-path="Pictures/1000000000000443000002C24E4ED6211311C6D3.jpg" manifest:media-type="image/jpeg"/>
  <manifest:file-entry manifest:full-path="Pictures/100002010000027E0000012133076424E284F68B.png" manifest:media-type="image/png"/>
  <manifest:file-entry manifest:full-path="Pictures/1000000000000160000000379B54730C85C17DEF.png" manifest:media-type="image/png"/>
  <manifest:file-entry manifest:full-path="Pictures/10000201000007670000037C1383C0B8D0DAFEDA.png" manifest:media-type="image/png"/>
  <manifest:file-entry manifest:full-path="Pictures/10000000000001E5000000C5011A040FC0348718.png" manifest:media-type="image/png"/>
  <manifest:file-entry manifest:full-path="Pictures/100002010000019D0000015CCA43E81014D47538.png" manifest:media-type="image/png"/>
  <manifest:file-entry manifest:full-path="Pictures/1000000000000400000002C77FD182CD1572BE5B.jpg" manifest:media-type="image/jpeg"/>
  <manifest:file-entry manifest:full-path="Pictures/100002010000030E000002673C03E5301A0F809C.png" manifest:media-type="image/png"/>
  <manifest:file-entry manifest:full-path="Pictures/100000000000024600000087986D0FC0F0C59C04.png" manifest:media-type="image/png"/>
  <manifest:file-entry manifest:full-path="Pictures/100000000000022B00000137C5E68A54B34BCB16.png" manifest:media-type="image/png"/>
  <manifest:file-entry manifest:full-path="Pictures/100000000000067E0000039D4760C6676CEE292C.jpg" manifest:media-type="image/jpeg"/>
  <manifest:file-entry manifest:full-path="Pictures/10000000000003FE000002C2779FC1DBFCAE67ED.jpg" manifest:media-type="image/jpeg"/>
  <manifest:file-entry manifest:full-path="Pictures/10000000000002FE00000045CFAE1AD24D79B8E6.png" manifest:media-type="image/png"/>
  <manifest:file-entry manifest:full-path="Pictures/100000000000025A0000022B040A6900CBEE1105.png" manifest:media-type="image/png"/>
  <manifest:file-entry manifest:full-path="Pictures/1000020100000764000003858F6EC74CE3DC46A5.png" manifest:media-type="image/png"/>
  <manifest:file-entry manifest:full-path="Pictures/10000000000002EC000002137CE6AAE6FD5A999D.png" manifest:media-type="image/png"/>
  <manifest:file-entry manifest:full-path="Pictures/100000000000026D000000FBDA1B392B00AFB888.png" manifest:media-type="image/png"/>
  <manifest:file-entry manifest:full-path="Pictures/10000000000002E40000020139FC599A6059D9AB.png" manifest:media-type="image/png"/>
  <manifest:file-entry manifest:full-path="Pictures/10000000000002D8000000ABDA1703D13BB6B1AD.png" manifest:media-type="image/png"/>
  <manifest:file-entry manifest:full-path="Pictures/100000000000049F0000032AC9B109CCD9396535.jpg" manifest:media-type="image/jpeg"/>
  <manifest:file-entry manifest:full-path="Pictures/10000000000003FA000002C85E8FAA2E6E8B6F35.jpg" manifest:media-type="image/jpeg"/>
  <manifest:file-entry manifest:full-path="Pictures/10000000000003F8000002C4E1F21BF67E794463.jpg" manifest:media-type="image/jpe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Replacements/Object 6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
  <manifest:file-entry manifest:full-path="ObjectReplacements/Object 75" manifest:media-type=""/>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73" manifest:media-type="application/x-openoffice-gdimetafile;windows_formatname=&quot;GDIMetaFile&quot;"/>
  <manifest:file-entry manifest:full-path="ObjectReplacements/Object 62" manifest:media-type=""/>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4" manifest:media-type=""/>
  <manifest:file-entry manifest:full-path="ObjectReplacements/Object 4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
  <manifest:file-entry manifest:full-path="ObjectReplacements/Object 24" manifest:media-type=""/>
  <manifest:file-entry manifest:full-path="ObjectReplacements/Object 56" manifest:media-type=""/>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58" manifest:media-type=""/>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48" manifest:media-type=""/>
  <manifest:file-entry manifest:full-path="ObjectReplacements/Object 81" manifest:media-type="application/x-openoffice-gdimetafile;windows_formatname=&quot;GDIMetaFile&quot;"/>
  <manifest:file-entry manifest:full-path="ObjectReplacements/Object 50" manifest:media-type=""/>
  <manifest:file-entry manifest:full-path="ObjectReplacements/Object 26" manifest:media-type=""/>
  <manifest:file-entry manifest:full-path="ObjectReplacements/Object 3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0" manifest:media-type=""/>
  <manifest:file-entry manifest:full-path="ObjectReplacements/Object 2" manifest:media-type=""/>
  <manifest:file-entry manifest:full-path="ObjectReplacements/Object 12" manifest:media-type=""/>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0" manifest:media-type=""/>
  <manifest:file-entry manifest:full-path="ObjectReplacements/Object 52" manifest:media-type=""/>
  <manifest:file-entry manifest:full-path="ObjectReplacements/Object 38" manifest:media-type=""/>
  <manifest:file-entry manifest:full-path="ObjectReplacements/Object 40" manifest:media-type="application/x-openoffice-gdimetafile;windows_formatname=&quot;GDIMetaFile&quot;"/>
  <manifest:file-entry manifest:full-path="ObjectReplacements/Object 42" manifest:media-type=""/>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8" manifest:media-type=""/>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4" manifest:media-type=""/>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2" manifest:media-type=""/>
  <manifest:file-entry manifest:full-path="ObjectReplacements/Object 1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4" manifest:media-type=""/>
  <manifest:file-entry manifest:full-path="ObjectReplacements/Object 12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
  <manifest:file-entry manifest:full-path="ObjectReplacements/Object 49"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4.246cm" fo:margin-top="0cm" fo:margin-bottom="0cm" table:align="center" style:writing-mode="lr-tb"/>
    </style:style>
    <style:style style:name="Table1.A" style:family="table-column">
      <style:table-column-properties style:column-width="2.755cm"/>
    </style:style>
    <style:style style:name="Table1.B" style:family="table-column">
      <style:table-column-properties style:column-width="1.4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7cm" fo:margin-left="0.004cm" fo:margin-top="0cm" fo:margin-bottom="0cm" table:align="left" style:writing-mode="lr-tb"/>
    </style:style>
    <style:style style:name="Table2.A" style:family="table-column">
      <style:table-column-properties style:column-width="5.666cm"/>
    </style:style>
    <style:style style:name="Table2.B" style:family="table-column">
      <style:table-column-properties style:column-width="5.648cm"/>
    </style:style>
    <style:style style:name="Table2.C" style:family="table-column">
      <style:table-column-properties style:column-width="5.687cm"/>
    </style:style>
    <style:style style:name="Table2.1" style:family="table-row">
      <style:table-row-properties fo:keep-together="auto"/>
    </style:style>
    <style:style style:name="Table2.A1" style:family="table-cell">
      <style:table-cell-properties fo:background-color="#ffffff" fo:padding-left="0.064cm" fo:padding-right="0.097cm" fo:padding-top="0.097cm" fo:padding-bottom="0.097cm"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64cm" fo:padding-right="0.097cm" fo:padding-top="0.097cm" fo:padding-bottom="0.097cm" fo:border="0.25pt solid #000001">
        <style:background-image/>
      </style:table-cell-properties>
    </style:style>
    <style:style style:name="Table2.A2" style:family="table-cell">
      <style:table-cell-properties fo:background-color="#ffffff" fo:padding-left="0.064cm" fo:padding-right="0.097cm" fo:padding-top="0.097cm" fo:padding-bottom="0.097cm" fo:border-left="0.25pt solid #000001" fo:border-right="none" fo:border-top="none" fo:border-bottom="0.25pt solid #000001">
        <style:background-image/>
      </style:table-cell-properties>
    </style:style>
    <style:style style:name="Table2.C2" style:family="table-cell">
      <style:table-cell-properties fo:background-color="#ffffff" fo:padding-left="0.064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7" style:family="paragraph" style:parent-style-name="Text_20_body">
      <style:paragraph-properties fo:margin-top="0cm" fo:margin-bottom="0.247cm" loext:contextual-spacing="false" fo:line-height="120%"/>
    </style:style>
    <style:style style:name="P8" style:family="paragraph" style:parent-style-name="Text_20_body">
      <style:paragraph-properties fo:margin-top="0cm" fo:margin-bottom="0.247cm" loext:contextual-spacing="false" fo:text-align="start" style:justify-single-word="false"/>
    </style:style>
    <style:style style:name="P9" style:family="paragraph" style:parent-style-name="Text_20_body">
      <style:paragraph-properties fo:margin-left="0.635cm" fo:margin-right="0cm" fo:margin-top="0cm" fo:margin-bottom="0.247cm" loext:contextual-spacing="false" fo:line-height="120%" fo:text-align="start" style:justify-single-word="false" fo:orphans="0" fo:widows="0" fo:hyphenation-ladder-count="no-limit" fo:text-indent="0cm" style:auto-text-indent="false" style:vertical-align="baseline" style:writing-mode="lr-tb"/>
      <style:text-properties fo:hyphenate="false" fo:hyphenation-remain-char-count="2" fo:hyphenation-push-char-count="2"/>
    </style:style>
    <style:style style:name="P10" style:family="paragraph" style:parent-style-name="Text_20_body">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vertical-align="baseline" style:writing-mode="lr-tb"/>
      <style:text-properties fo:hyphenate="false" fo:hyphenation-remain-char-count="2" fo:hyphenation-push-char-count="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Contents_20_Heading">
      <style:paragraph-properties fo:break-before="page"/>
    </style:style>
    <style:style style:name="P20" style:family="paragraph" style:parent-style-name="Text_20_body_20_indent">
      <style:paragraph-properties fo:text-align="center" style:justify-single-word="false"/>
    </style:style>
    <style:style style:name="P21" style:family="paragraph" style:parent-style-name="Text_20_body">
      <style:text-properties fo:font-size="14pt" fo:font-weight="bold" style:font-size-asian="14pt" style:font-weight-asian="bold" style:font-size-complex="14pt" style:font-weight-complex="bold"/>
    </style:style>
    <style:style style:name="P22" style:family="paragraph" style:parent-style-name="Text_20_body">
      <style:text-properties fo:font-size="14pt" fo:font-weight="bold" officeooo:rsid="0017493c" officeooo:paragraph-rsid="0034db23" style:font-size-asian="12.25pt" style:font-weight-asian="bold" style:font-size-complex="14pt" style:font-weight-complex="bold"/>
    </style:style>
    <style:style style:name="P23" style:family="paragraph" style:parent-style-name="Text_20_body">
      <style:text-properties fo:font-size="12pt" fo:font-weight="normal" style:font-size-asian="12pt" style:font-weight-asian="normal" style:font-size-complex="12pt" style:font-weight-complex="normal"/>
    </style:style>
    <style:style style:name="P24" style:family="paragraph" style:parent-style-name="Text_20_body">
      <style:paragraph-properties fo:text-align="center" style:justify-single-word="false"/>
      <style:text-properties fo:font-size="12pt" fo:font-weight="normal" officeooo:paragraph-rsid="002335d5" style:font-size-asian="12pt" style:font-weight-asian="normal" style:font-size-complex="12pt" style:font-weight-complex="normal"/>
    </style:style>
    <style:style style:name="P25" style:family="paragraph" style:parent-style-name="Text_20_body">
      <style:text-properties fo:font-size="12pt" fo:font-weight="normal" officeooo:rsid="0017493c" officeooo:paragraph-rsid="0034db23" style:font-size-asian="10.5pt" style:font-weight-asian="normal" style:font-size-complex="12pt" style:font-weight-complex="normal"/>
    </style:style>
    <style:style style:name="P26" style:family="paragraph" style:parent-style-name="Text_20_body">
      <style:text-properties fo:font-size="12pt" fo:font-weight="bold" style:font-size-asian="12pt" style:font-weight-asian="bold" style:font-size-complex="12pt" style:font-weight-complex="bold"/>
    </style:style>
    <style:style style:name="P27" style:family="paragraph" style:parent-style-name="Text_20_body">
      <style:text-properties fo:language="de" fo:country="DE" fo:font-weight="bold" style:font-weight-asian="bold" style:font-name-complex="Arial2" style:font-weight-complex="bold"/>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Liberation Sans1" fo:language="de" fo:country="DE" style:font-name-asian="Liberation Sans2" style:font-name-complex="Arial2"/>
    </style:style>
    <style:style style:name="P30" style:family="paragraph" style:parent-style-name="Text_20_body">
      <style:paragraph-properties fo:text-align="center" style:justify-single-word="false"/>
      <style:text-properties style:font-name="Liberation Sans1" fo:language="de" fo:country="DE" style:font-name-asian="Liberation Sans2" style:font-name-complex="Arial2"/>
    </style:style>
    <style:style style:name="P31" style:family="paragraph" style:parent-style-name="Text_20_body">
      <style:paragraph-properties fo:text-align="start" style:justify-single-word="false"/>
      <style:text-properties style:font-name="Liberation Sans1" fo:language="de" fo:country="DE" officeooo:rsid="001b6d87" officeooo:paragraph-rsid="001b6d87" style:font-name-asian="Liberation Sans2" style:font-name-complex="Arial2"/>
    </style:style>
    <style:style style:name="P32" style:family="paragraph" style:parent-style-name="Text_20_body">
      <style:paragraph-properties fo:text-align="center" style:justify-single-word="false"/>
      <style:text-properties style:font-name="Liberation Sans1" fo:language="de" fo:country="DE" officeooo:rsid="001b6d87" officeooo:paragraph-rsid="001b6d87" style:font-name-asian="Liberation Sans2" style:font-name-complex="Arial2"/>
    </style:style>
    <style:style style:name="P33" style:family="paragraph" style:parent-style-name="Text_20_body">
      <style:paragraph-properties fo:text-align="start" style:justify-single-word="false"/>
      <style:text-properties style:font-name="Liberation Sans1" fo:language="de" fo:country="DE" officeooo:rsid="001e8205" officeooo:paragraph-rsid="001e8205" style:font-name-asian="Liberation Sans2" style:font-name-complex="Arial2"/>
    </style:style>
    <style:style style:name="P34" style:family="paragraph" style:parent-style-name="Text_20_body">
      <style:paragraph-properties fo:text-align="center" style:justify-single-word="false"/>
      <style:text-properties style:font-name="Liberation Sans1" fo:language="de" fo:country="DE" officeooo:rsid="001e8205" officeooo:paragraph-rsid="001e8205" style:font-name-asian="Liberation Sans2" style:font-name-complex="Arial2"/>
    </style:style>
    <style:style style:name="P35" style:family="paragraph" style:parent-style-name="Text_20_body">
      <style:paragraph-properties fo:text-align="start" style:justify-single-word="false"/>
      <style:text-properties style:font-name="Liberation Sans1" fo:language="de" fo:country="DE" officeooo:rsid="002b6406" officeooo:paragraph-rsid="002b6406" style:font-name-asian="Liberation Sans2" style:font-name-complex="Arial2"/>
    </style:style>
    <style:style style:name="P36" style:family="paragraph" style:parent-style-name="Text_20_body">
      <style:paragraph-properties fo:text-align="start" style:justify-single-word="false"/>
      <style:text-properties style:font-name="Liberation Sans1" fo:language="de" fo:country="DE" officeooo:rsid="002cd844" officeooo:paragraph-rsid="002cd844" style:font-name-asian="Liberation Sans2" style:font-name-complex="Arial2"/>
    </style:style>
    <style:style style:name="P37" style:family="paragraph" style:parent-style-name="Text_20_body">
      <style:paragraph-properties fo:text-align="start" style:justify-single-word="false"/>
      <style:text-properties style:font-name="Liberation Sans1" fo:language="de" fo:country="DE" officeooo:rsid="002dcae8" officeooo:paragraph-rsid="002dcae8" style:font-name-asian="Liberation Sans2" style:font-name-complex="Arial2"/>
    </style:style>
    <style:style style:name="P38" style:family="paragraph" style:parent-style-name="Text_20_body">
      <style:paragraph-properties fo:text-align="start" style:justify-single-word="false"/>
      <style:text-properties style:font-name="Liberation Sans1" fo:language="de" fo:country="DE" officeooo:rsid="002e304a" officeooo:paragraph-rsid="002fcf0f" style:font-name-asian="Liberation Sans2" style:font-name-complex="Arial2"/>
    </style:style>
    <style:style style:name="P39" style:family="paragraph" style:parent-style-name="Text_20_body">
      <style:paragraph-properties fo:text-align="center" style:justify-single-word="false"/>
      <style:text-properties style:font-name="Liberation Sans1" fo:language="de" fo:country="DE" officeooo:rsid="002e304a" officeooo:paragraph-rsid="002fcf0f" style:font-name-asian="Liberation Sans2" style:font-name-complex="Arial2"/>
    </style:style>
    <style:style style:name="P40" style:family="paragraph" style:parent-style-name="Text_20_body">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41" style:family="paragraph" style:parent-style-name="Text_20_body">
      <style:paragraph-properties fo:text-align="start" style:justify-single-word="false"/>
      <style:text-properties style:font-name="Liberation Sans1" fo:language="de" fo:country="DE" officeooo:rsid="0030d277" officeooo:paragraph-rsid="0030d277" style:font-name-asian="Liberation Sans2" style:font-name-complex="Arial2"/>
    </style:style>
    <style:style style:name="P42" style:family="paragraph" style:parent-style-name="Text_20_body">
      <style:paragraph-properties fo:text-align="start" style:justify-single-word="false"/>
      <style:text-properties style:font-name="Liberation Sans1" fo:language="de" fo:country="DE" officeooo:rsid="0031fa72" officeooo:paragraph-rsid="0031fa72" style:font-name-asian="Liberation Sans2" style:font-name-complex="Arial2"/>
    </style:style>
    <style:style style:name="P43" style:family="paragraph" style:parent-style-name="Text_20_body">
      <style:paragraph-properties fo:text-align="start" style:justify-single-word="false"/>
      <style:text-properties style:font-name="Liberation Sans1" fo:language="de" fo:country="DE" officeooo:rsid="0032b356" officeooo:paragraph-rsid="00338034" style:font-name-asian="Liberation Sans2" style:font-name-complex="Arial2"/>
    </style:style>
    <style:style style:name="P44" style:family="paragraph" style:parent-style-name="Text_20_body">
      <style:paragraph-properties fo:text-align="start" style:justify-single-word="false"/>
      <style:text-properties style:font-name="Liberation Sans1" fo:language="de" fo:country="DE" officeooo:rsid="002335d5" officeooo:paragraph-rsid="002335d5" style:font-name-asian="Liberation Sans2" style:font-name-complex="Arial2"/>
    </style:style>
    <style:style style:name="P45" style:family="paragraph" style:parent-style-name="Text_20_body">
      <style:paragraph-properties fo:text-align="start" style:justify-single-word="false"/>
      <style:text-properties style:font-name="Liberation Sans1" fo:font-size="12pt" fo:language="de" fo:country="DE" officeooo:rsid="0032b356" officeooo:paragraph-rsid="003433b4" style:font-name-asian="Liberation Sans2" style:font-size-asian="10.5pt" style:font-name-complex="Arial2" style:font-size-complex="12pt"/>
    </style:style>
    <style:style style:name="P46" style:family="paragraph" style:parent-style-name="Text_20_body">
      <style:paragraph-properties fo:text-align="start" style:justify-single-word="false"/>
      <style:text-properties style:font-name="Liberation Sans1" fo:font-size="12pt" fo:language="de" fo:country="DE" officeooo:rsid="0037eeee" officeooo:paragraph-rsid="0037eeee" style:font-name-asian="Liberation Sans2" style:font-size-asian="10.5pt" style:font-name-complex="Arial2" style:font-size-complex="12pt"/>
    </style:style>
    <style:style style:name="P47" style:family="paragraph" style:parent-style-name="Text_20_body">
      <style:paragraph-properties fo:text-align="start" style:justify-single-word="false"/>
      <style:text-properties style:font-name="Liberation Sans1" fo:font-size="12pt" fo:language="de" fo:country="DE" officeooo:rsid="0037f6fc" officeooo:paragraph-rsid="0037f6fc" style:font-name-asian="Liberation Sans2" style:font-size-asian="10.5pt" style:font-name-complex="Arial2" style:font-size-complex="12pt"/>
    </style:style>
    <style:style style:name="P48" style:family="paragraph" style:parent-style-name="Text_20_body">
      <style:paragraph-properties fo:text-align="start" style:justify-single-word="false"/>
      <style:text-properties style:font-name="Liberation Sans1" fo:font-size="12pt" fo:language="de" fo:country="DE" officeooo:rsid="0039cebe" officeooo:paragraph-rsid="0039cebe" style:font-name-asian="Liberation Sans2" style:font-size-asian="10.5pt" style:font-name-complex="Arial2" style:font-size-complex="12pt"/>
    </style:style>
    <style:style style:name="P49" style:family="paragraph" style:parent-style-name="Text_20_body">
      <style:paragraph-properties fo:text-align="start" style:justify-single-word="false"/>
      <style:text-properties style:font-name="Liberation Sans1" fo:font-size="12pt" fo:language="de" fo:country="DE" officeooo:rsid="003bc37b" officeooo:paragraph-rsid="003bc37b" style:font-name-asian="Liberation Sans2" style:font-size-asian="10.5pt" style:font-name-complex="Arial2" style:font-size-complex="12pt"/>
    </style:style>
    <style:style style:name="P50" style:family="paragraph" style:parent-style-name="Text_20_body">
      <style:paragraph-properties fo:text-align="start" style:justify-single-word="false"/>
      <style:text-properties style:font-name="Liberation Sans1" fo:font-size="12pt" fo:language="de" fo:country="DE" officeooo:rsid="003e6d62" officeooo:paragraph-rsid="003e6d62" style:font-name-asian="Liberation Sans2" style:font-size-asian="10.5pt" style:font-name-complex="Arial2" style:font-size-complex="12pt"/>
    </style:style>
    <style:style style:name="P51" style:family="paragraph" style:parent-style-name="Text_20_body">
      <style:paragraph-properties fo:text-align="start" style:justify-single-word="false"/>
      <style:text-properties style:font-name="Liberation Sans1" fo:font-size="12pt" fo:language="de" fo:country="DE" officeooo:rsid="003e6d62" officeooo:paragraph-rsid="003fbca4" style:font-name-asian="Liberation Sans2" style:font-size-asian="10.5pt" style:font-name-complex="Arial2" style:font-size-complex="12pt"/>
    </style:style>
    <style:style style:name="P52" style:family="paragraph" style:parent-style-name="Text_20_body">
      <style:text-properties style:font-name="Liberation Sans1" fo:font-size="12pt" fo:language="de" fo:country="DE" officeooo:rsid="0017493c" officeooo:paragraph-rsid="0034db23" style:font-name-asian="Liberation Sans2" style:font-size-asian="12pt" style:font-name-complex="Arial2" style:font-size-complex="12pt"/>
    </style:style>
    <style:style style:name="P53" style:family="paragraph" style:parent-style-name="Text_20_body">
      <style:paragraph-properties fo:text-align="start" style:justify-single-word="false"/>
      <style:text-properties style:font-name="Liberation Sans1" fo:font-size="12pt" fo:language="de" fo:country="DE" officeooo:rsid="0032b356" officeooo:paragraph-rsid="00338034" style:font-name-asian="Liberation Sans2" style:font-size-asian="12pt" style:font-name-complex="Arial2" style:font-size-complex="12pt"/>
    </style:style>
    <style:style style:name="P54" style:family="paragraph" style:parent-style-name="Text_20_body">
      <style:paragraph-properties fo:text-align="center"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5" style:family="paragraph" style:parent-style-name="Text_20_body">
      <style:paragraph-properties fo:text-align="start"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6" style:family="paragraph" style:parent-style-name="Text_20_body">
      <style:paragraph-properties fo:text-align="center" style:justify-single-word="false"/>
      <style:text-properties style:font-name="Liberation Sans1" fo:font-size="12pt" fo:language="de" fo:country="DE" fo:font-weight="normal" officeooo:rsid="00253460" officeooo:paragraph-rsid="002409a2" style:font-name-asian="Liberation Sans2" style:font-size-asian="12pt" style:font-weight-asian="normal" style:font-name-complex="Arial2" style:font-size-complex="12pt" style:font-weight-complex="normal"/>
    </style:style>
    <style:style style:name="P57" style:family="paragraph" style:parent-style-name="Text_20_body">
      <style:paragraph-properties fo:text-align="start"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58" style:family="paragraph" style:parent-style-name="Text_20_body">
      <style:paragraph-properties fo:text-align="center"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59" style:family="paragraph" style:parent-style-name="Text_20_body">
      <style:paragraph-properties fo:text-align="start" style:justify-single-word="false"/>
      <style:text-properties style:font-name="Liberation Sans1" fo:font-size="12pt" fo:language="de" fo:country="DE" fo:font-weight="normal" officeooo:rsid="002b6406" officeooo:paragraph-rsid="002ab5d1" style:font-name-asian="Liberation Sans2" style:font-size-asian="12pt" style:font-weight-asian="normal" style:font-name-complex="Arial2" style:font-size-complex="12pt" style:font-weight-complex="normal"/>
    </style:style>
    <style:style style:name="P60" style:family="paragraph" style:parent-style-name="Text_20_body">
      <style:paragraph-properties fo:text-align="center" style:justify-single-word="false"/>
      <style:text-properties style:font-name="Liberation Sans1" fo:font-size="10pt" fo:language="de" fo:country="DE" officeooo:rsid="00338034" officeooo:paragraph-rsid="003433b4" style:font-name-asian="Liberation Sans2" style:font-size-asian="10pt" style:font-name-complex="Arial2" style:font-size-complex="10pt"/>
    </style:style>
    <style:style style:name="P61" style:family="paragraph" style:parent-style-name="Text_20_body">
      <style:paragraph-properties fo:text-align="center" style:justify-single-word="false"/>
      <style:text-properties style:font-name="Liberation Sans1" fo:font-size="10pt" fo:language="de" fo:country="DE" officeooo:rsid="0037f6fc" officeooo:paragraph-rsid="0037f6fc" style:font-name-asian="Liberation Sans2" style:font-size-asian="10pt" style:font-name-complex="Arial2" style:font-size-complex="10pt"/>
    </style:style>
    <style:style style:name="P62" style:family="paragraph" style:parent-style-name="Text_20_body">
      <style:paragraph-properties fo:text-align="center" style:justify-single-word="false"/>
      <style:text-properties style:font-name="Liberation Sans1" fo:font-size="10pt" fo:language="de" fo:country="DE" officeooo:rsid="003bec37" officeooo:paragraph-rsid="003bec37" style:font-name-asian="Liberation Sans2" style:font-size-asian="10pt" style:font-name-complex="Arial2" style:font-size-complex="10pt"/>
    </style:style>
    <style:style style:name="P63" style:family="paragraph" style:parent-style-name="Text_20_body">
      <style:paragraph-properties fo:text-align="center"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64" style:family="paragraph" style:parent-style-name="Text_20_body">
      <style:paragraph-properties fo:text-align="start"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65" style:family="paragraph" style:parent-style-name="Text_20_body">
      <style:paragraph-properties fo:text-align="start" style:justify-single-word="false"/>
      <style:text-properties style:font-name="Liberation Sans1" fo:font-size="10pt" fo:language="de" fo:country="DE" officeooo:rsid="003cf9db" officeooo:paragraph-rsid="003cf9db" style:font-name-asian="Liberation Sans2" style:font-size-asian="10pt" style:font-name-complex="Arial2" style:font-size-complex="10pt"/>
    </style:style>
    <style:style style:name="P66" style:family="paragraph" style:parent-style-name="Text_20_body">
      <style:paragraph-properties fo:text-align="center" style:justify-single-word="false"/>
      <style:text-properties style:font-name="Liberation Sans1" fo:font-size="10pt" fo:language="de" fo:country="DE" officeooo:rsid="003e6d62" officeooo:paragraph-rsid="003e6d62" style:font-name-asian="Liberation Sans2" style:font-size-asian="10pt" style:font-name-complex="Arial2" style:font-size-complex="10pt"/>
    </style:style>
    <style:style style:name="P67" style:family="paragraph" style:parent-style-name="Text_20_body">
      <style:paragraph-properties fo:text-align="start" style:justify-single-word="false"/>
      <style:text-properties officeooo:paragraph-rsid="00253460"/>
    </style:style>
    <style:style style:name="P68" style:family="paragraph" style:parent-style-name="Text_20_body">
      <style:paragraph-properties fo:text-align="center" style:justify-single-word="false"/>
      <style:text-properties officeooo:rsid="002335d5" officeooo:paragraph-rsid="002335d5"/>
    </style:style>
    <style:style style:name="P69" style:family="paragraph" style:parent-style-name="Text_20_body">
      <style:paragraph-properties fo:text-align="start" style:justify-single-word="false"/>
      <style:text-properties officeooo:rsid="002409a2" officeooo:paragraph-rsid="002409a2"/>
    </style:style>
    <style:style style:name="P70" style:family="paragraph" style:parent-style-name="Text_20_body">
      <style:paragraph-properties fo:text-align="center" style:justify-single-word="false"/>
      <style:text-properties officeooo:rsid="002409a2" officeooo:paragraph-rsid="002409a2"/>
    </style:style>
    <style:style style:name="P71" style:family="paragraph" style:parent-style-name="Text_20_body">
      <style:paragraph-properties fo:text-align="start" style:justify-single-word="false"/>
      <style:text-properties officeooo:rsid="002ab5d1" officeooo:paragraph-rsid="002ab5d1"/>
    </style:style>
    <style:style style:name="P72" style:family="paragraph" style:parent-style-name="Text_20_body">
      <style:text-properties fo:color="#00000a" style:font-name="Arial" fo:font-size="14pt" fo:language="de" fo:country="DE" fo:font-weight="bold" officeooo:rsid="004176ba" officeooo:paragraph-rsid="004176ba" style:font-name-asian="Arial2" style:font-size-asian="14pt" style:language-asian="zh" style:country-asian="CN" style:font-weight-asian="bold" style:font-name-complex="Arial2" style:font-size-complex="14pt" style:language-complex="hi" style:country-complex="IN" style:font-weight-complex="bold"/>
    </style:style>
    <style:style style:name="P73" style:family="paragraph" style:parent-style-name="Title2">
      <style:text-properties style:font-name="Arial1" fo:language="de" fo:country="DE" style:font-name-complex="Arial2"/>
    </style:style>
    <style:style style:name="P74" style:family="paragraph" style:parent-style-name="Text_20_body">
      <style:paragraph-properties fo:text-align="start" style:justify-single-word="false"/>
      <style:text-properties style:font-name="Liberation Sans1" fo:font-size="12pt" fo:language="de" fo:country="DE" officeooo:rsid="003e6d62" officeooo:paragraph-rsid="003e6d62" style:font-name-asian="Liberation Sans2" style:font-size-asian="10.5pt" style:font-name-complex="Arial2" style:font-size-complex="12pt"/>
    </style:style>
    <style:style style:name="P75" style:family="paragraph" style:parent-style-name="Text_20_body">
      <style:text-properties style:font-name="Liberation Sans1" fo:font-size="12pt" fo:language="de" fo:country="DE" officeooo:rsid="003ef54e" style:font-name-asian="Liberation Sans2" style:font-size-asian="10.5pt" style:font-name-complex="Arial2" style:font-size-complex="12pt"/>
    </style:style>
    <style:style style:name="P76" style:family="paragraph" style:parent-style-name="Text_20_body">
      <style:paragraph-properties fo:text-align="start" style:justify-single-word="false"/>
      <style:text-properties style:font-name="Liberation Sans1" fo:font-size="12pt" fo:language="de" fo:country="DE" officeooo:rsid="0042c844" officeooo:paragraph-rsid="0042c844" style:font-name-asian="Liberation Sans2" style:font-size-asian="10.5pt" style:font-name-complex="Arial2" style:font-size-complex="12pt"/>
    </style:style>
    <style:style style:name="P77" style:family="paragraph" style:parent-style-name="Text_20_body">
      <style:text-properties fo:color="#00000a" style:font-name="Arial" fo:font-size="12pt" fo:language="de" fo:country="DE" fo:font-weight="normal" officeooo:rsid="004176ba" officeooo:paragraph-rsid="004176ba" style:font-name-asian="Arial2" style:font-size-asian="12pt" style:language-asian="zh" style:country-asian="CN" style:font-weight-asian="normal" style:font-name-complex="Arial2" style:font-size-complex="12pt" style:language-complex="hi" style:country-complex="IN" style:font-weight-complex="normal"/>
    </style:style>
    <style:style style:name="P78" style:family="paragraph" style:parent-style-name="Text_20_body">
      <style:text-properties fo:color="#00000a" style:font-name="Arial" fo:font-size="12pt" fo:language="de" fo:country="DE" fo:font-weight="normal" officeooo:rsid="0042c844" officeooo:paragraph-rsid="0042c844" style:font-name-asian="Arial2" style:font-size-asian="12pt" style:language-asian="zh" style:country-asian="CN" style:font-weight-asian="normal" style:font-name-complex="Arial2" style:font-size-complex="12pt" style:language-complex="hi" style:country-complex="IN" style:font-weight-complex="normal"/>
    </style:style>
    <style:style style:name="P79" style:family="paragraph" style:parent-style-name="Text_20_body">
      <style:paragraph-properties fo:text-align="start" style:justify-single-word="false"/>
      <style:text-properties officeooo:paragraph-rsid="0042c844"/>
    </style:style>
    <style:style style:name="P80" style:family="paragraph" style:parent-style-name="Text_20_body">
      <style:paragraph-properties fo:text-align="start" style:justify-single-word="false"/>
      <style:text-properties officeooo:rsid="0042c844" officeooo:paragraph-rsid="0042c844"/>
    </style:style>
    <style:style style:name="P81" style:family="paragraph" style:parent-style-name="Text_20_body">
      <style:paragraph-properties fo:text-align="start" style:justify-single-word="false"/>
      <style:text-properties fo:font-weight="bold" officeooo:rsid="0042c844" officeooo:paragraph-rsid="0042c844" style:font-weight-asian="bold" style:font-weight-complex="bold"/>
    </style:style>
    <style:style style:name="P82" style:family="paragraph" style:parent-style-name="Default" style:master-page-name="Standard">
      <style:paragraph-properties fo:text-align="center" style:justify-single-word="false" style:page-number="auto"/>
      <style:text-properties fo:language="de" fo:country="DE"/>
    </style:style>
    <style:style style:name="P83" style:family="paragraph" style:parent-style-name="Title_20_1" style:master-page-name="Converted1">
      <style:paragraph-properties style:page-number="1"/>
    </style:style>
    <style:style style:name="T1" style:family="text">
      <style:text-properties fo:font-size="14pt" fo:language="de" fo:country="DE" style:font-size-asian="14pt" style:font-size-complex="14pt"/>
    </style:style>
    <style:style style:name="T2" style:family="text">
      <style:text-properties fo:color="#ffffff" fo:font-size="14pt" fo:language="de" fo:country="DE" style:font-size-asian="14pt" style:font-size-complex="14pt"/>
    </style:style>
    <style:style style:name="T3" style:family="text">
      <style:text-properties fo:color="#00000a"/>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style:font-size-asian="10.5pt" style:font-size-complex="12pt"/>
    </style:style>
    <style:style style:name="T7" style:family="text">
      <style:text-properties fo:font-size="12pt" officeooo:rsid="003cf9db" style:font-size-asian="10.5pt" style:font-size-complex="12pt"/>
    </style:style>
    <style:style style:name="T8" style:family="text">
      <style:text-properties fo:font-size="12pt" officeooo:rsid="003e6d62" style:font-size-asian="10.5pt" style:font-size-complex="12pt"/>
    </style:style>
    <style:style style:name="T9" style:family="text">
      <style:text-properties fo:language="de" fo:country="DE" style:font-name-complex="Arial2"/>
    </style:style>
    <style:style style:name="T10" style:family="text">
      <style:text-properties style:font-name="Liberation Mono" fo:font-size="11pt" fo:font-style="normal" fo:font-weight="normal" style:font-size-asian="11pt" style:font-style-asian="normal" style:font-weight-asian="normal"/>
    </style:style>
    <style:style style:name="T11" style:family="text">
      <style:text-properties fo:font-weight="bold" style:font-weight-asian="bold" style:font-weight-complex="bold"/>
    </style:style>
    <style:style style:name="T12" style:family="text">
      <style:text-properties style:font-name="ARial" fo:font-size="12pt" style:font-size-asian="12pt" style:font-size-complex="12pt"/>
    </style:style>
    <style:style style:name="T13" style:family="text">
      <style:text-properties style:font-name="ARial" fo:font-size="12pt" fo:font-style="normal" fo:font-weight="normal" style:font-size-asian="12pt" style:font-style-asian="normal" style:font-weight-asian="normal" style:font-size-complex="12pt"/>
    </style:style>
    <style:style style:name="T14" style:family="text">
      <style:text-properties style:font-name="ARial" fo:font-size="12pt" fo:font-style="normal" fo:font-weight="normal" style:font-size-asian="12pt" style:font-style-asian="normal" style:font-weight-asian="normal" style:font-size-complex="12pt" style:font-weight-complex="normal"/>
    </style:style>
    <style:style style:name="T15" style:family="text">
      <style:text-properties style:font-name="ARial" fo:font-size="12pt" fo:font-style="normal" fo:font-weight="bold" style:font-size-asian="12pt" style:font-style-asian="normal" style:font-weight-asian="bold" style:font-size-complex="12pt" style:font-weight-complex="bold"/>
    </style:style>
    <style:style style:name="T16" style:family="text">
      <style:text-properties style:font-name="Liberation Sans1"/>
    </style:style>
    <style:style style:name="T17" style:family="text">
      <style:text-properties style:font-name="Liberation Sans1" fo:font-size="12pt" fo:language="de" fo:country="DE" fo:font-weight="normal" style:font-name-asian="Liberation Sans2" style:font-size-asian="12pt" style:font-weight-asian="normal" style:font-name-complex="Arial2" style:font-size-complex="12pt" style:font-weight-complex="normal"/>
    </style:style>
    <style:style style:name="T18" style:family="text">
      <style:text-properties style:font-name="Liberation Sans1" fo:font-size="12pt" fo:language="de" fo:country="DE" fo:font-weight="normal" officeooo:rsid="00253460" style:font-name-asian="Liberation Sans2" style:font-size-asian="12pt" style:font-weight-asian="normal" style:font-name-complex="Arial2" style:font-size-complex="12pt" style:font-weight-complex="normal"/>
    </style:style>
    <style:style style:name="T19" style:family="text">
      <style:text-properties style:font-name="Liberation Sans1" fo:font-size="12pt" fo:language="de" fo:country="DE" fo:font-weight="normal" officeooo:rsid="0028c8cb" style:font-name-asian="Liberation Sans2" style:font-size-asian="12pt" style:font-weight-asian="normal" style:font-name-complex="Arial2" style:font-size-complex="12pt" style:font-weight-complex="normal"/>
    </style:style>
    <style:style style:name="T20" style:family="text">
      <style:text-properties style:font-name="Liberation Sans1" fo:font-size="12pt" fo:language="de" fo:country="DE" fo:font-weight="normal" officeooo:rsid="002928f0" style:font-name-asian="Liberation Sans2" style:font-size-asian="12pt" style:font-weight-asian="normal" style:font-name-complex="Arial2" style:font-size-complex="12pt" style:font-weight-complex="normal"/>
    </style:style>
    <style:style style:name="T21" style:family="text">
      <style:text-properties style:font-name="Liberation Sans1" fo:font-size="12pt" fo:language="de" fo:country="DE" fo:font-weight="normal" officeooo:rsid="002b6406" style:font-name-asian="Liberation Sans2" style:font-size-asian="12pt" style:font-weight-asian="normal" style:font-name-complex="Arial2" style:font-size-complex="12pt" style:font-weight-complex="normal"/>
    </style:style>
    <style:style style:name="T22" style:family="text">
      <style:text-properties style:font-name="Liberation Sans1" fo:font-size="12pt" fo:language="de" fo:country="DE" style:font-name-asian="Liberation Sans2" style:font-size-asian="10.5pt" style:font-name-complex="Arial2" style:font-size-complex="12pt"/>
    </style:style>
    <style:style style:name="T23" style:family="text">
      <style:text-properties style:font-name="Liberation Sans1" fo:font-size="12pt" fo:language="de" fo:country="DE" officeooo:rsid="003fbca4" style:font-name-asian="Liberation Sans2" style:font-size-asian="10.5pt" style:font-name-complex="Arial2" style:font-size-complex="12pt"/>
    </style:style>
    <style:style style:name="T24" style:family="text">
      <style:text-properties style:font-name="Liberation Sans1" fo:font-size="12pt" fo:language="de" fo:country="DE" officeooo:rsid="003e6d62" style:font-name-asian="Liberation Sans2" style:font-size-asian="10.5pt" style:font-name-complex="Arial2" style:font-size-complex="12pt"/>
    </style:style>
    <style:style style:name="T25" style:family="text">
      <style:text-properties style:font-name="Liberation Sans1" fo:font-size="12pt" fo:language="de" fo:country="DE" officeooo:rsid="003ef54e" style:font-name-asian="Liberation Sans2" style:font-size-asian="10.5pt" style:font-name-complex="Arial2" style:font-size-complex="12pt"/>
    </style:style>
    <style:style style:name="T26" style:family="text">
      <style:text-properties style:font-name="Liberation Sans1" fo:font-size="12pt" fo:language="de" fo:country="DE" officeooo:rsid="0042c844" style:font-name-asian="Liberation Sans2" style:font-size-asian="10.5pt" style:font-name-complex="Arial2" style:font-size-complex="12pt"/>
    </style:style>
    <style:style style:name="T27" style:family="text">
      <style:text-properties officeooo:rsid="0015f571"/>
    </style:style>
    <style:style style:name="T28" style:family="text">
      <style:text-properties officeooo:rsid="001d2a1e"/>
    </style:style>
    <style:style style:name="T29" style:family="text">
      <style:text-properties officeooo:rsid="00206d05"/>
    </style:style>
    <style:style style:name="T30" style:family="text">
      <style:text-properties fo:color="#0066cc" style:font-name="Liberation Sans1" fo:font-size="12pt" fo:language="de" fo:country="DE" fo:font-weight="normal" officeooo:rsid="0028c8cb" fo:background-color="transparent" loext:char-shading-value="0" style:font-name-asian="Liberation Sans2" style:font-size-asian="12pt" style:font-weight-asian="normal" style:font-name-complex="Arial2" style:font-size-complex="12pt" style:font-weight-complex="normal"/>
    </style:style>
    <style:style style:name="T31" style:family="text">
      <style:text-properties officeooo:rsid="002fcf0f"/>
    </style:style>
    <style:style style:name="T32" style:family="text">
      <style:text-properties officeooo:rsid="002ff4e9"/>
    </style:style>
    <style:style style:name="T33" style:family="text">
      <style:text-properties officeooo:rsid="0031fa72"/>
    </style:style>
    <style:style style:name="T34" style:family="text">
      <style:text-properties officeooo:rsid="00338034"/>
    </style:style>
    <style:style style:name="T35" style:family="text">
      <style:text-properties officeooo:rsid="0034db23"/>
    </style:style>
    <style:style style:name="T36" style:family="text">
      <style:text-properties fo:font-style="italic" style:font-style-asian="italic" style:font-style-complex="italic"/>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officeooo:rsid="0037f6fc"/>
    </style:style>
    <style:style style:name="T40" style:family="text">
      <style:text-properties officeooo:rsid="0039cebe"/>
    </style:style>
    <style:style style:name="T41" style:family="text">
      <style:text-properties officeooo:rsid="003bec37"/>
    </style:style>
    <style:style style:name="T42" style:family="text">
      <style:text-properties officeooo:rsid="003cf9db"/>
    </style:style>
    <style:style style:name="T43" style:family="text">
      <style:text-properties officeooo:rsid="003ef54e"/>
    </style:style>
    <style:style style:name="T44" style:family="text">
      <style:text-properties officeooo:rsid="0042c84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1: Inverses Pendel</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2 November 2016</text:p>
      <text:p text:style-name="P13"><text:span text:style-name="T2">Tag der Versuchsdurchführung:</text:span><text:span text:style-name="T1"> 29 November 2016</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19"><text:span text:style-name="Title_20_1_20_Char"><text:span text:style-name="T3">Inhaltsverzeichnis</text:span></text:span></text:p>
      <text:p text:style-name="P4"/>
      <text:p text:style-name="P4"/>
      <text:p text:style-name="P2"/>
      <text:p text:style-name="P3"/>
      <text:p text:style-name="P3"/>
      <text:p text:style-name="P3"/>
      <text:p text:style-name="P3"/>
      <text:p text:style-name="P3"/>
      <text:p text:style-name="P3"/>
      <text:p text:style-name="P83">1. Einleitung und Versuchsaufbau</text:p>
      <text:p text:style-name="Text_20_body"/>
      <text:p text:style-name="Title_20_1"><text:span text:style-name="T27">2</text:span>. Theoretische Grundlagen</text:p>
      <text:p text:style-name="P21"><text:span text:style-name="T27">2</text:span>.1 Lagrange-Formalismus</text:p>
      <text:p text:style-name="Text_20_body"><text:span text:style-name="T4">Die analytische Methode nach Lagrange ist ein verbreites Vefahren zur Gewinnung der Bewegungsgleichung eines Systems. Dieses Verfahren basiert auf der Erhaltung der Energie eines Systems. Hierbei wird das System mit generalisierten Koordinaten </text:span><text:span text:style-name="T4"><draw:frame draw:style-name="fr13" draw:name="1" text:anchor-type="as-char" svg:width="0.506cm" svg:height="0.533cm" draw:z-index="7"><draw:object xlink:href="./Object 2" xlink:type="simple" xlink:show="embed" xlink:actuate="onLoad"/><draw:image xlink:href="./ObjectReplacements/Object 2" xlink:type="simple" xlink:show="embed" xlink:actuate="onLoad"/></draw:frame></text:span><text:span text:style-name="T4">beschrieben. Die allgemeine Gleichung geht von der Fähigkeit eines Systems aus, Energie zu speichern:</text:span></text:p>
      <text:p text:style-name="Text_20_body"><text:span text:style-name="T4"><text:s text:c="53"/></text:span><text:span text:style-name="T4"><draw:frame draw:style-name="fr13" draw:name="2" text:anchor-type="as-char" svg:width="3.115cm" svg:height="1.062cm" draw:z-index="8"><draw:object xlink:href="./Object 4" xlink:type="simple" xlink:show="embed" xlink:actuate="onLoad"/><draw:image xlink:href="./ObjectReplacements/Object 4" xlink:type="simple" xlink:show="embed" xlink:actuate="onLoad"/></draw:frame></text:span><text:span text:style-name="T4"> <text:s text:c="45"/>(3.1)</text:span></text:p>
      <text:p text:style-name="P23">Für ein mechanisches System sind</text:p>
      <text:p text:style-name="Text_20_body"><text:span text:style-name="T4"><text:s text:c="57"/></text:span><text:span text:style-name="T4"><draw:frame draw:style-name="fr13" draw:name="3" text:anchor-type="as-char" svg:width="1.789cm" svg:height="0.467cm" draw:z-index="9"><draw:object xlink:href="./Object 6" xlink:type="simple" xlink:show="embed" xlink:actuate="onLoad"/><draw:image xlink:href="./ObjectReplacements/Object 6" xlink:type="simple" xlink:show="embed" xlink:actuate="onLoad"/></draw:frame></text:span><text:span text:style-name="T4"> <text:s text:c="53"/>(3.2)</text:span></text:p>
      <text:p text:style-name="Text_20_body"><text:s text:c="56"/><draw:frame draw:style-name="fr13" draw:name="4" text:anchor-type="as-char" svg:width="2.14cm" svg:height="0.533cm" draw:z-index="10"><draw:object xlink:href="./Object 8" xlink:type="simple" xlink:show="embed" xlink:actuate="onLoad"/><draw:image xlink:href="./ObjectReplacements/Object 8" xlink:type="simple" xlink:show="embed" xlink:actuate="onLoad"/></draw:frame> <text:s text:c="51"/>(3.3)</text:p>
      <text:p text:style-name="Text_20_body">definiert. Hierbei T die kinetische Co-Energie, V die potentille Energie, <draw:frame draw:style-name="fr13" draw:name="5" text:anchor-type="as-char" svg:width="0.61cm" svg:height="0.533cm" draw:z-index="11"><draw:object xlink:href="./Object 10" xlink:type="simple" xlink:show="embed" xlink:actuate="onLoad"/><draw:image xlink:href="./ObjectReplacements/Object 10" xlink:type="simple" xlink:show="embed" xlink:actuate="onLoad"/></draw:frame>die Quellflüsse und <draw:frame draw:style-name="fr13" draw:name="6" text:anchor-type="as-char" svg:width="0.61cm" svg:height="0.533cm" draw:z-index="12"><draw:object xlink:href="./Object 12" xlink:type="simple" xlink:show="embed" xlink:actuate="onLoad"/><draw:image xlink:href="./ObjectReplacements/Object 12" xlink:type="simple" xlink:show="embed" xlink:actuate="onLoad"/></draw:frame>die dissipativen Flüsse. Der Formalismus besteht aus vier Schritten. Setzen wir diese in (3.1), um die Bewegungsgleichung zu erhalten.</text:p>
      <text:p text:style-name="P21"><text:span text:style-name="T27">2</text:span>.2 Zustandsbeobachter für nichtlineare Systeme</text:p>
      <text:p text:style-name="P26">Nicht linearer Luenberger-Beobachter</text:p>
      <text:p text:style-name="P23">Erweitern wir jetzt den Luenberger-Beobachter. Der Gedanke ist einen nichtlinearen Beobachter mittels Lineariserung zu entwerfen. Es wird ein allgemeine System</text:p>
      <text:p text:style-name="Text_20_body"><text:span text:style-name="T4"><text:s text:c="54"/></text:span><text:span text:style-name="T4"><draw:frame draw:style-name="fr13" draw:name="7" text:anchor-type="as-char" svg:width="1.894cm" svg:height="0.52cm" draw:z-index="13"><draw:object xlink:href="./Object 14" xlink:type="simple" xlink:show="embed" xlink:actuate="onLoad"/><draw:image xlink:href="./ObjectReplacements/Object 14" xlink:type="simple" xlink:show="embed" xlink:actuate="onLoad"/></draw:frame></text:span></text:p>
      <text:p text:style-name="Text_20_body"><text:span text:style-name="T4"><text:s text:c="55"/></text:span><text:span text:style-name="T4"><draw:frame draw:style-name="fr13" draw:name="8" text:anchor-type="as-char" svg:width="1.52cm" svg:height="0.52cm" draw:z-index="14"><draw:object xlink:href="./Object 16" xlink:type="simple" xlink:show="embed" xlink:actuate="onLoad"/><draw:image xlink:href="./ObjectReplacements/Object 16" xlink:type="simple" xlink:show="embed" xlink:actuate="onLoad"/></draw:frame></text:span></text:p>
      <text:p text:style-name="P23">mit p Eingangs- und q Ausgangsgrößen betrachtet. Hierbei werden zunächst, analog zum linearen Fall, die Beobachtergleichungen folgendermaßen angesetzt:</text:p>
      <text:p text:style-name="Text_20_body"><text:span text:style-name="T4"><text:s text:c="43"/></text:span><text:span text:style-name="T4"><draw:frame draw:style-name="fr13" draw:name="9" text:anchor-type="as-char" svg:width="4.796cm" svg:height="0.538cm" draw:z-index="15"><draw:object xlink:href="./Object 18" xlink:type="simple" xlink:show="embed" xlink:actuate="onLoad"/><draw:image xlink:href="./ObjectReplacements/Object 18" xlink:type="simple" xlink:show="embed" xlink:actuate="onLoad"/></draw:frame></text:span><text:span text:style-name="T4"> </text:span></text:p>
      <text:p text:style-name="Text_20_body"><text:span text:style-name="T4"><text:s text:c="58"/></text:span><text:span text:style-name="T4"><draw:frame draw:style-name="fr13" draw:name="10" text:anchor-type="as-char" svg:width="1.52cm" svg:height="0.52cm" draw:z-index="16"><draw:object xlink:href="./Object 20" xlink:type="simple" xlink:show="embed" xlink:actuate="onLoad"/><draw:image xlink:href="./ObjectReplacements/Object 20" xlink:type="simple" xlink:show="embed" xlink:actuate="onLoad"/></draw:frame></text:span></text:p>
      <text:p text:style-name="Text_20_body"><text:span text:style-name="T4">Hierbei bezeichnet </text:span><text:span text:style-name="T4"><draw:frame draw:style-name="fr13" draw:name="11" text:anchor-type="as-char" svg:width="0.432cm" svg:height="0.467cm" draw:z-index="17"><draw:object xlink:href="./Object 22" xlink:type="simple" xlink:show="embed" xlink:actuate="onLoad"/><draw:image xlink:href="./ObjectReplacements/Object 22" xlink:type="simple" xlink:show="embed" xlink:actuate="onLoad"/></draw:frame></text:span><text:span text:style-name="T4">den schätzwert von </text:span><text:span text:style-name="T4"><draw:frame draw:style-name="fr13" draw:name="12" text:anchor-type="as-char" svg:width="0.432cm" svg:height="0.467cm" draw:z-index="18"><draw:object xlink:href="./Object 24" xlink:type="simple" xlink:show="embed" xlink:actuate="onLoad"/><draw:image xlink:href="./ObjectReplacements/Object 24" xlink:type="simple" xlink:show="embed" xlink:actuate="onLoad"/></draw:frame></text:span><text:span text:style-name="T4">. Im Gegensatz zum linearen Fall kann die Korrrekturmatrix</text:span><text:span text:style-name="T4"><draw:frame draw:style-name="fr13" draw:name="13" text:anchor-type="as-char" svg:width="0.462cm" svg:height="0.467cm" draw:z-index="19"><draw:object xlink:href="./Object 26" xlink:type="simple" xlink:show="embed" xlink:actuate="onLoad"/><draw:image xlink:href="./ObjectReplacements/Object 26" xlink:type="simple" xlink:show="embed" xlink:actuate="onLoad"/></draw:frame></text:span><text:span text:style-name="T4">von dem schätzwert und der Eingangsgröße abhängig sein. Dabei wird </text:span><text:span text:style-name="T4"><draw:frame draw:style-name="fr13" draw:name="14" text:anchor-type="as-char" svg:width="0.462cm" svg:height="0.467cm" draw:z-index="20"><draw:object xlink:href="./Object 28" xlink:type="simple" xlink:show="embed" xlink:actuate="onLoad"/><draw:image xlink:href="./ObjectReplacements/Object 28" xlink:type="simple" xlink:show="embed" xlink:actuate="onLoad"/></draw:frame></text:span><text:span text:style-name="T4">so gewählt, dass der Schätzfehler für </text:span><text:span text:style-name="T4"><draw:frame draw:style-name="fr13" draw:name="15" text:anchor-type="as-char" svg:width="1.177cm" svg:height="0.467cm" draw:z-index="21"><draw:object xlink:href="./Object 30" xlink:type="simple" xlink:show="embed" xlink:actuate="onLoad"/><draw:image xlink:href="./ObjectReplacements/Object 30" xlink:type="simple" xlink:show="embed" xlink:actuate="onLoad"/></draw:frame></text:span><text:span text:style-name="T4">gegen null geht. Die Schätzfehlerdifferentialgleichung is hierbei als</text:span></text:p>
      <text:p text:style-name="Text_20_body"><text:span text:style-name="T4"><text:s text:c="45"/></text:span><text:span text:style-name="T4"><draw:frame draw:style-name="fr14" draw:name="16" text:anchor-type="as-char" svg:y="-0.591cm" svg:width="6.666cm" svg:height="1.057cm" draw:z-index="22"><draw:object xlink:href="./Object 32" xlink:type="simple" xlink:show="embed" xlink:actuate="onLoad"/><draw:image xlink:href="./ObjectReplacements/Object 32" xlink:type="simple" xlink:show="embed" xlink:actuate="onLoad"/></draw:frame></text:span></text:p>
      <text:p text:style-name="Text_20_body"><text:span text:style-name="T4"><text:s text:c="2"/>definiert. Um nun auch im nichtlinearen Fall auf einfache Weise eine Aussage über die </text:span><text:soft-page-break/><text:span text:style-name="T4">Schätzfehlerdynamik treffen zu können, werden</text:span><text:span text:style-name="T4"><draw:frame draw:style-name="fr13" draw:name="17" text:anchor-type="as-char" svg:width="0.506cm" svg:height="0.467cm" draw:z-index="23"><draw:object xlink:href="./Object 34" xlink:type="simple" xlink:show="embed" xlink:actuate="onLoad"/><draw:image xlink:href="./ObjectReplacements/Object 34" xlink:type="simple" xlink:show="embed" xlink:actuate="onLoad"/></draw:frame></text:span><text:span text:style-name="T4">und </text:span><text:span text:style-name="T4"><draw:frame draw:style-name="fr13" draw:name="18" text:anchor-type="as-char" svg:width="0.413cm" svg:height="0.467cm" draw:z-index="24"><draw:object xlink:href="./Object 36" xlink:type="simple" xlink:show="embed" xlink:actuate="onLoad"/><draw:image xlink:href="./ObjectReplacements/Object 36" xlink:type="simple" xlink:show="embed" xlink:actuate="onLoad"/></draw:frame></text:span><text:span text:style-name="T4">um den Schätzwert </text:span><text:span text:style-name="T4"><draw:frame draw:style-name="fr13" draw:name="19" text:anchor-type="as-char" svg:width="0.432cm" svg:height="0.467cm" draw:z-index="25"><draw:object xlink:href="./Object 38" xlink:type="simple" xlink:show="embed" xlink:actuate="onLoad"/><draw:image xlink:href="./ObjectReplacements/Object 38" xlink:type="simple" xlink:show="embed" xlink:actuate="onLoad"/></draw:frame></text:span><text:span text:style-name="T4">mit Hilfe der Taylorreihe linearisiert. Damit erreicht man eine homogene Differenzialgleichng</text:span></text:p>
      <text:p text:style-name="Text_20_body"><text:span text:style-name="T4"><text:s text:c="45"/></text:span><text:span text:style-name="T4"><draw:frame draw:style-name="fr14" draw:name="20" text:anchor-type="as-char" svg:y="-0.894cm" svg:width="5.756cm" svg:height="1.662cm" draw:z-index="26"><draw:object xlink:href="./Object 40" xlink:type="simple" xlink:show="embed" xlink:actuate="onLoad"/><draw:image xlink:href="./ObjectReplacements/Object 40" xlink:type="simple" xlink:show="embed" xlink:actuate="onLoad"/></draw:frame></text:span></text:p>
      <text:p text:style-name="Text_20_body"><text:span text:style-name="T4">Nun kann, wie im linearen Fall eine Eigenwertvorgabe der Korrekturmatrix </text:span><text:span text:style-name="T4"><draw:frame draw:style-name="fr13" draw:name="21" text:anchor-type="as-char" svg:width="0.462cm" svg:height="0.467cm" draw:z-index="27"><draw:object xlink:href="./Object 42" xlink:type="simple" xlink:show="embed" xlink:actuate="onLoad"/><draw:image xlink:href="./ObjectReplacements/Object 42" xlink:type="simple" xlink:show="embed" xlink:actuate="onLoad"/></draw:frame></text:span><text:span text:style-name="T4">mit Hilfe von</text:span></text:p>
      <text:p text:style-name="Text_20_body"><text:span text:style-name="T4"><text:s text:c="49"/></text:span><text:span text:style-name="T4"><draw:frame draw:style-name="fr13" draw:name="22" text:anchor-type="as-char" svg:width="5.271cm" svg:height="0.639cm" draw:z-index="28"><draw:object xlink:href="./Object 44" xlink:type="simple" xlink:show="embed" xlink:actuate="onLoad"/><draw:image xlink:href="./ObjectReplacements/Object 44" xlink:type="simple" xlink:show="embed" xlink:actuate="onLoad"/></draw:frame></text:span><text:span text:style-name="T4"> <text:s text:c="4"/></text:span></text:p>
      <text:p text:style-name="P23">durchgeführt werden.</text:p>
      <text:p text:style-name="P22"><text:span text:style-name="T35">2</text:span>.3 Aufschwingregelung</text:p>
      <text:p text:style-name="P25">Da die meisten Regler für eine Stabilisierung des inversen Pendels erst ab einem bestimmten Einzugsbereich gültig sind, muss das inverse Pendel mittels einer Aufschwingregelung erst aus seiner unteren Ruhelage in die Nähe der oberen Ruhelage gebracht werden. Eine Möglichkeit eine Aufschwingregelung zu entwerfen ist in [1] gegeben. Der Grundgedanke dabei ist, dem Pendel genug Energie zuzufügen, damit es in die aufrechte Position gebracht wird. In [1] werden weiterhin die Beschränkungen der Schiene und der maximalen Geschwindigkeit betrachtet. Dazu wird nach der Idee des Potentialstopfs(potential well) <text:s/>eine Funkition konstruiert, welche den Schlitten innerhalb der Grenzen hält.</text:p>
      <text:p text:style-name="P21"><text:span text:style-name="T27">2</text:span>.4 LQR</text:p>
      <text:p text:style-name="P23">Nachdem das Pendel mithilfe der Aufschwingregelung in die Nähe der oberen Ruhelage gebracht wurde, wird nun ein Regler benötigt, der das Pendel in der Ruhelage stabilisiert. Ein Regler, der diese Aufgabe bewerkstelligen kann, ist der linear-quadratische Regler(LQR), auch Riccati-Regler genannt.</text:p>
      <text:p text:style-name="P23">Dieser Regler ist ein Zustandregler, dessen Rückführungmatrix über die Minimierung der quadratischen Kostenfunktion</text:p>
      <text:p text:style-name="Text_20_body"><text:span text:style-name="T4"><text:s text:c="50"/></text:span><text:span text:style-name="T4"><draw:frame draw:style-name="fr13" draw:name="23" text:anchor-type="as-char" svg:width="4.394cm" svg:height="0.998cm" draw:z-index="29"><draw:object xlink:href="./Object 46" xlink:type="simple" xlink:show="embed" xlink:actuate="onLoad"/><draw:image xlink:href="./ObjectReplacements/Object 46" xlink:type="simple" xlink:show="embed" xlink:actuate="onLoad"/></draw:frame></text:span></text:p>
      <text:p text:style-name="Text_20_body"><text:span text:style-name="T4">ermittelt wird. </text:span><text:span text:style-name="T4"><draw:frame draw:style-name="fr13" draw:name="24" text:anchor-type="as-char" svg:width="0.519cm" svg:height="0.467cm" draw:z-index="30"><draw:object xlink:href="./Object 48" xlink:type="simple" xlink:show="embed" xlink:actuate="onLoad"/><draw:image xlink:href="./ObjectReplacements/Object 48" xlink:type="simple" xlink:show="embed" xlink:actuate="onLoad"/></draw:frame></text:span><text:span text:style-name="T4">und <text:s/></text:span><text:span text:style-name="T4"><draw:frame draw:style-name="fr13" draw:name="25" text:anchor-type="as-char" svg:width="0.443cm" svg:height="0.467cm" draw:z-index="31"><draw:object xlink:href="./Object 50" xlink:type="simple" xlink:show="embed" xlink:actuate="onLoad"/><draw:image xlink:href="./ObjectReplacements/Object 50" xlink:type="simple" xlink:show="embed" xlink:actuate="onLoad"/></draw:frame></text:span><text:span text:style-name="T4">sind sogenannte Gewichtungsmatrizen, um die Zustandsgrößen und die Stellgrößen zu gewichten.</text:span></text:p>
      <text:p text:style-name="Text_20_body"><text:span text:style-name="T4">Die Aufgabe, eine Stellgröße</text:span><text:span text:style-name="T4"><draw:frame draw:style-name="fr13" draw:name="26" text:anchor-type="as-char" svg:width="0.824cm" svg:height="0.52cm" draw:z-index="32"><draw:object xlink:href="./Object 52" xlink:type="simple" xlink:show="embed" xlink:actuate="onLoad"/><draw:image xlink:href="./ObjectReplacements/Object 52" xlink:type="simple" xlink:show="embed" xlink:actuate="onLoad"/></draw:frame></text:span><text:span text:style-name="T4">zu finden, die das Gütemaß aus Gleichung (4.12) mit der Bedingung</text:span></text:p>
      <text:p text:style-name="Text_20_body"><text:span text:style-name="T4"><text:s text:c="57"/></text:span><text:span text:style-name="T4"><draw:frame draw:style-name="fr13" draw:name="27" text:anchor-type="as-char" svg:width="2.887cm" svg:height="0.52cm" draw:z-index="33"><draw:object xlink:href="./Object 54" xlink:type="simple" xlink:show="embed" xlink:actuate="onLoad"/><draw:image xlink:href="./ObjectReplacements/Object 54" xlink:type="simple" xlink:show="embed" xlink:actuate="onLoad"/></draw:frame></text:span><text:span text:style-name="T4"> </text:span></text:p>
      <text:p text:style-name="P23">minimiert, löst das Regelgesetz:</text:p>
      <text:p text:style-name="Text_20_body"><text:span text:style-name="T4"><text:s text:c="58"/></text:span><text:span text:style-name="T4"><draw:frame draw:style-name="fr13" draw:name="28" text:anchor-type="as-char" svg:width="2.205cm" svg:height="0.52cm" draw:z-index="34"><draw:object xlink:href="./Object 56" xlink:type="simple" xlink:show="embed" xlink:actuate="onLoad"/><draw:image xlink:href="./ObjectReplacements/Object 56" xlink:type="simple" xlink:show="embed" xlink:actuate="onLoad"/></draw:frame></text:span><text:span text:style-name="T4"> </text:span></text:p>
      <text:p text:style-name="P23">mit</text:p>
      <text:p text:style-name="Text_20_body"><text:soft-page-break/><text:span text:style-name="T4"><text:s text:c="56"/></text:span><text:span text:style-name="T4"><draw:frame draw:style-name="fr13" draw:name="29" text:anchor-type="as-char" svg:width="3.14cm" svg:height="0.556cm" draw:z-index="35"><draw:object xlink:href="./Object 58" xlink:type="simple" xlink:show="embed" xlink:actuate="onLoad"/><draw:image xlink:href="./ObjectReplacements/Object 58" xlink:type="simple" xlink:show="embed" xlink:actuate="onLoad"/></draw:frame></text:span><text:span text:style-name="T4"> </text:span></text:p>
      <text:p text:style-name="Text_20_body"><text:span text:style-name="T4">Hier ist</text:span><text:span text:style-name="T4"><draw:frame draw:style-name="fr13" draw:name="30" text:anchor-type="as-char" svg:width="0.201cm" svg:height="0.467cm" draw:z-index="36"><draw:object xlink:href="./Object 60" xlink:type="simple" xlink:show="embed" xlink:actuate="onLoad"/><draw:image xlink:href="./ObjectReplacements/Object 60" xlink:type="simple" xlink:show="embed" xlink:actuate="onLoad"/></draw:frame></text:span><text:span text:style-name="T4">die numerische Lösung der algebraischen Riccati Gleichung</text:span></text:p>
      <text:p text:style-name="Text_20_body"><text:span text:style-name="T4"><text:s text:c="47"/></text:span><text:span text:style-name="T4"><draw:frame draw:style-name="fr13" draw:name="31" text:anchor-type="as-char" svg:width="5.606cm" svg:height="0.529cm" draw:z-index="71"><draw:object xlink:href="./Object 62" xlink:type="simple" xlink:show="embed" xlink:actuate="onLoad"/><draw:image xlink:href="./ObjectReplacements/Object 62" xlink:type="simple" xlink:show="embed" xlink:actuate="onLoad"/></draw:frame></text:span></text:p>
      <text:p text:style-name="Text_20_body"><text:span text:style-name="T4">Diese Gleichung kann mit Hilfe eines Transformationsansatzes gelöst werden. Da </text:span><text:span text:style-name="T4"><draw:frame draw:style-name="fr13" draw:name="32" text:anchor-type="as-char" svg:width="0.549cm" svg:height="0.467cm" draw:z-index="118"><draw:object xlink:href="./Object 64" xlink:type="simple" xlink:show="embed" xlink:actuate="onLoad"/><draw:image xlink:href="./ObjectReplacements/Object 64" xlink:type="simple" xlink:show="embed" xlink:actuate="onLoad"/></draw:frame></text:span><text:span text:style-name="T4">aber mithilfe von </text:span><text:span text:style-name="T5">LabVIEW</text:span><text:span text:style-name="T4"> 2014 berechnet werden. Muss in diesem Fall </text:span><text:span text:style-name="T4"><draw:frame draw:style-name="fr13" draw:name="33" text:anchor-type="as-char" svg:width="0.492cm" svg:height="0.467cm" draw:z-index="119"><draw:object xlink:href="./Object 66" xlink:type="simple" xlink:show="embed" xlink:actuate="onLoad"/><draw:image xlink:href="./ObjectReplacements/Object 66" xlink:type="simple" xlink:show="embed" xlink:actuate="onLoad"/></draw:frame></text:span><text:span text:style-name="T4">nicht explizit augerechnet werden.</text:span></text:p>
      <text:p text:style-name="P23"><text:s text:c="36"/></text:p>
      <text:p text:style-name="Title_20_1"><text:span text:style-name="T27">3</text:span>. Aufgaben</text:p>
      <text:p text:style-name="Title_20_2">Aufgabe 1</text:p>
      <text:p text:style-name="Text_20_body">(a) Modellieren Sie das IPC mit Hilfe des Lagrange-Formalismus</text:p>
      <text:p text:style-name="Text_20_body">1. unter Vernachlässigung des Trägheitsmoments des Pendelstabs;</text:p>
      <text:p text:style-name="Text_20_body">2. unter Berücksichtigung des <text:s/>Trägheitsmoments des Pendelstabs;</text:p>
      <text:p text:style-name="Text_20_body">(b) Implementieren Sie die beiden Modelle des IPCs in MATLAB/SIMULINK.</text:p>
      <text:p text:style-name="Text_20_body"><text:span text:style-name="Text_20_Body_20_Char"><text:span text:style-name="T9">(c) Vergleichen Sie beide Modelle und wählen Sie hierzu geeignete Eingangssignale.</text:span></text:span></text:p>
      <text:p text:style-name="P5"><draw:frame draw:style-name="fr1" draw:name="Picture" text:anchor-type="as-char" svg:width="10.927cm" svg:height="9.208cm" draw:z-index="3"><draw:image xlink:href="Pictures/100002010000019D0000015CCA43E81014D47538.png" xlink:type="simple" xlink:show="embed" xlink:actuate="onLoad"/></draw:frame></text:p>
      <text:p text:style-name="P20"><text:span text:style-name="Text_20_Body_20_Char"><text:span text:style-name="T9"><text:s/>Abbildung 4.1 Modell des Inversen Pendels</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
          </table:table-cell>
          <table:table-cell table:style-name="Table2.A1" office:value-type="string">
            <text:p text:style-name="P7">Variablenname</text:p>
          </table:table-cell>
          <table:table-cell table:style-name="Table2.C1" office:value-type="string">
            <text:p text:style-name="P7">Größe</text:p>
          </table:table-cell>
        </table:table-row>
        <table:table-row table:style-name="Table2.1">
          <table:table-cell table:style-name="Table2.A2" office:value-type="string">
            <text:p text:style-name="P7">Mass des Schlittens</text:p>
          </table:table-cell>
          <table:table-cell table:style-name="Table2.A2" office:value-type="string">
            <text:p text:style-name="P7"><draw:frame draw:style-name="fr13" draw:name="34" text:anchor-type="as-char" svg:width="0.619cm" svg:height="0.467cm" draw:z-index="37"><draw:object xlink:href="./Object 68" xlink:type="simple" xlink:show="embed" xlink:actuate="onLoad"/><draw:image xlink:href="./ObjectReplacements/Object 68" xlink:type="simple" xlink:show="embed" xlink:actuate="onLoad"/></draw:frame></text:p>
          </table:table-cell>
          <table:table-cell table:style-name="Table2.C2" office:value-type="string">
            <text:p text:style-name="P7"><draw:frame draw:style-name="fr13" draw:name="35" text:anchor-type="as-char" svg:width="1.399cm" svg:height="0.467cm" draw:z-index="38"><draw:object xlink:href="./Object 70" xlink:type="simple" xlink:show="embed" xlink:actuate="onLoad"/><draw:image xlink:href="./ObjectReplacements/Object 70" xlink:type="simple" xlink:show="embed" xlink:actuate="onLoad"/></draw:frame></text:p>
          </table:table-cell>
        </table:table-row>
        <table:table-row table:style-name="Table2.1">
          <table:table-cell table:style-name="Table2.A2" office:value-type="string">
            <text:p text:style-name="P7">Mass des Stabes</text:p>
          </table:table-cell>
          <table:table-cell table:style-name="Table2.A2" office:value-type="string">
            <text:p text:style-name="P7"><draw:frame draw:style-name="fr13" draw:name="36" text:anchor-type="as-char" svg:width="0.515cm" svg:height="0.467cm" draw:z-index="39"><draw:object xlink:href="./Object 72" xlink:type="simple" xlink:show="embed" xlink:actuate="onLoad"/><draw:image xlink:href="./ObjectReplacements/Object 72" xlink:type="simple" xlink:show="embed" xlink:actuate="onLoad"/></draw:frame></text:p>
          </table:table-cell>
          <table:table-cell table:style-name="Table2.C2" office:value-type="string">
            <text:p text:style-name="P7"><draw:frame draw:style-name="fr13" draw:name="37" text:anchor-type="as-char" svg:width="1.198cm" svg:height="0.467cm" draw:z-index="40"><draw:object xlink:href="./Object 74" xlink:type="simple" xlink:show="embed" xlink:actuate="onLoad"/><draw:image xlink:href="./ObjectReplacements/Object 74" xlink:type="simple" xlink:show="embed" xlink:actuate="onLoad"/></draw:frame></text:p>
          </table:table-cell>
        </table:table-row>
        <table:table-row table:style-name="Table2.1">
          <table:table-cell table:style-name="Table2.A2" office:value-type="string">
            <text:p text:style-name="P7">Länge des Stabes</text:p>
          </table:table-cell>
          <table:table-cell table:style-name="Table2.A2" office:value-type="string">
            <text:p text:style-name="P7"><draw:frame draw:style-name="fr13" draw:name="38" text:anchor-type="as-char" svg:width="0.586cm" svg:height="0.467cm" draw:z-index="41"><draw:object xlink:href="./Object 76" xlink:type="simple" xlink:show="embed" xlink:actuate="onLoad"/><draw:image xlink:href="./ObjectReplacements/Object 76" xlink:type="simple" xlink:show="embed" xlink:actuate="onLoad"/></draw:frame></text:p>
          </table:table-cell>
          <table:table-cell table:style-name="Table2.C2" office:value-type="string">
            <text:p text:style-name="P7"><draw:frame draw:style-name="fr13" draw:name="39" text:anchor-type="as-char" svg:width="1.099cm" svg:height="0.467cm" draw:z-index="42"><draw:object xlink:href="./Object 78" xlink:type="simple" xlink:show="embed" xlink:actuate="onLoad"/><draw:image xlink:href="./ObjectReplacements/Object 78" xlink:type="simple" xlink:show="embed" xlink:actuate="onLoad"/></draw:frame></text:p>
          </table:table-cell>
        </table:table-row>
        <text:soft-page-break/>
        <table:table-row table:style-name="Table2.1">
          <table:table-cell table:style-name="Table2.A2" office:value-type="string">
            <text:p text:style-name="P7">Trägheitsmoment des Stabes bei Drehung um die zweizählige Symmetrieachse</text:p>
          </table:table-cell>
          <table:table-cell table:style-name="Table2.A2" office:value-type="string">
            <text:p text:style-name="P7"><draw:frame draw:style-name="fr13" draw:name="40" text:anchor-type="as-char" svg:width="0.6cm" svg:height="0.533cm" draw:z-index="43"><draw:object xlink:href="./Object 80" xlink:type="simple" xlink:show="embed" xlink:actuate="onLoad"/><draw:image xlink:href="./ObjectReplacements/Object 80" xlink:type="simple" xlink:show="embed" xlink:actuate="onLoad"/></draw:frame></text:p>
          </table:table-cell>
          <table:table-cell table:style-name="Table2.C2" office:value-type="string">
            <text:p text:style-name="P8"><draw:frame draw:style-name="fr13" draw:name="41" text:anchor-type="as-char" svg:width="2.108cm" svg:height="0.529cm" draw:z-index="44"><draw:object xlink:href="./Object 82" xlink:type="simple" xlink:show="embed" xlink:actuate="onLoad"/><draw:image xlink:href="./ObjectReplacements/Object 82" xlink:type="simple" xlink:show="embed" xlink:actuate="onLoad"/></draw:frame></text:p>
          </table:table-cell>
        </table:table-row>
      </table:table>
      <text:p text:style-name="P20">Tabelle 4.1 Parametern des Inversen Pendels</text:p>
      <text:p text:style-name="P27">Antwort:</text:p>
      <text:p text:style-name="Text_20_body">(a) <text:s/>Verallgemeinerte Koordinaten:<draw:frame draw:style-name="fr13" draw:name="42" text:anchor-type="as-char" svg:width="2.272cm" svg:height="0.533cm" draw:z-index="45"><draw:object xlink:href="./Object 84" xlink:type="simple" xlink:show="embed" xlink:actuate="onLoad"/><draw:image xlink:href="./ObjectReplacements/Object 84" xlink:type="simple" xlink:show="embed" xlink:actuate="onLoad"/></draw:frame></text:p>
      <text:p text:style-name="Text_20_body"><text:s text:c="6"/>Koordinaten des Massenpunkt des Stabes:<draw:frame draw:style-name="fr13" draw:name="43" text:anchor-type="as-char" svg:width="2.297cm" svg:height="0.533cm" draw:z-index="46"><draw:object xlink:href="./Object 86" xlink:type="simple" xlink:show="embed" xlink:actuate="onLoad"/><draw:image xlink:href="./ObjectReplacements/Object 86" xlink:type="simple" xlink:show="embed" xlink:actuate="onLoad"/></draw:frame>,<draw:frame draw:style-name="fr13" draw:name="44" text:anchor-type="as-char" svg:width="1.879cm" svg:height="0.533cm" draw:z-index="47"><draw:object xlink:href="./Object 88" xlink:type="simple" xlink:show="embed" xlink:actuate="onLoad"/><draw:image xlink:href="./ObjectReplacements/Object 88" xlink:type="simple" xlink:show="embed" xlink:actuate="onLoad"/></draw:frame></text:p>
      <text:p text:style-name="Text_20_body"><text:s text:c="6"/>Koodinate des Schlittens: <draw:frame draw:style-name="fr13" draw:name="45" text:anchor-type="as-char" svg:width="0.432cm" svg:height="0.467cm" draw:z-index="48"><draw:object xlink:href="./Object 90" xlink:type="simple" xlink:show="embed" xlink:actuate="onLoad"/><draw:image xlink:href="./ObjectReplacements/Object 90" xlink:type="simple" xlink:show="embed" xlink:actuate="onLoad"/></draw:frame></text:p>
      <text:p text:style-name="Text_20_body"><text:s text:c="6"/>Geschwindigkeit des Massenpunkt des Stabes:<draw:frame draw:style-name="fr13" draw:name="46" text:anchor-type="as-char" svg:width="2.692cm" svg:height="0.556cm" draw:z-index="49"><draw:object xlink:href="./Object 92" xlink:type="simple" xlink:show="embed" xlink:actuate="onLoad"/><draw:image xlink:href="./ObjectReplacements/Object 92" xlink:type="simple" xlink:show="embed" xlink:actuate="onLoad"/></draw:frame>,<draw:frame draw:style-name="fr13" draw:name="47" text:anchor-type="as-char" svg:width="2.529cm" svg:height="0.556cm" draw:z-index="50"><draw:object xlink:href="./Object 94" xlink:type="simple" xlink:show="embed" xlink:actuate="onLoad"/><draw:image xlink:href="./ObjectReplacements/Object 94" xlink:type="simple" xlink:show="embed" xlink:actuate="onLoad"/></draw:frame></text:p>
      <text:p text:style-name="Text_20_body"><text:s text:c="6"/>Geschwindigkeit des Schlittens: <draw:frame draw:style-name="fr13" draw:name="48" text:anchor-type="as-char" svg:width="0.432cm" svg:height="0.467cm" draw:z-index="51"><draw:object xlink:href="./Object 96" xlink:type="simple" xlink:show="embed" xlink:actuate="onLoad"/><draw:image xlink:href="./ObjectReplacements/Object 96" xlink:type="simple" xlink:show="embed" xlink:actuate="onLoad"/></draw:frame></text:p>
      <text:p text:style-name="Text_20_body"><text:s text:c="6"/>Kinetische Energie des gesamten Systems:</text:p>
      <text:p text:style-name="Text_20_body"><text:s text:c="32"/><draw:frame draw:style-name="fr13" draw:name="49" text:anchor-type="as-char" svg:width="6.957cm" svg:height="0.998cm" draw:z-index="52"><draw:object xlink:href="./Object 98" xlink:type="simple" xlink:show="embed" xlink:actuate="onLoad"/><draw:image xlink:href="./ObjectReplacements/Object 98" xlink:type="simple" xlink:show="embed" xlink:actuate="onLoad"/></draw:frame><text:bookmark text:name="__DdeLink__358_707844466"/>ohne Trägheitsmoment</text:p>
      <text:p text:style-name="Text_20_body"><text:s text:c="32"/><draw:frame draw:style-name="fr13" draw:name="50" text:anchor-type="as-char" svg:width="8.35cm" svg:height="0.998cm" draw:z-index="53"><draw:object xlink:href="./Object 100" xlink:type="simple" xlink:show="embed" xlink:actuate="onLoad"/><draw:image xlink:href="./ObjectReplacements/Object 100" xlink:type="simple" xlink:show="embed" xlink:actuate="onLoad"/></draw:frame>mit Trägheitsmoment</text:p>
      <text:p text:style-name="Text_20_body"><text:s text:c="6"/>Potentielle Energie des gesamten Systems:</text:p>
      <text:p text:style-name="Text_20_body"><text:s text:c="63"/><draw:frame draw:style-name="fr13" draw:name="51" text:anchor-type="as-char" svg:width="2.295cm" svg:height="0.467cm" draw:z-index="54"><draw:object xlink:href="./Object 102" xlink:type="simple" xlink:show="embed" xlink:actuate="onLoad"/><draw:image xlink:href="./ObjectReplacements/Object 102" xlink:type="simple" xlink:show="embed" xlink:actuate="onLoad"/></draw:frame></text:p>
      <text:p text:style-name="Text_20_body"><text:s text:c="6"/>Lagrange-Funktion:</text:p>
      <text:p text:style-name="Text_20_body"><text:s text:c="26"/><draw:frame draw:style-name="fr13" draw:name="52" text:anchor-type="as-char" svg:width="11.446cm" svg:height="0.998cm" draw:z-index="55"><draw:object xlink:href="./Object 104" xlink:type="simple" xlink:show="embed" xlink:actuate="onLoad"/><draw:image xlink:href="./ObjectReplacements/Object 104" xlink:type="simple" xlink:show="embed" xlink:actuate="onLoad"/></draw:frame> </text:p>
      <text:p text:style-name="Text_20_body"><text:s text:c="6"/>Lagrange-Gleichungen:</text:p>
      <text:p text:style-name="Text_20_body"><text:s text:c="54"/><draw:frame draw:style-name="fr13" draw:name="53" text:anchor-type="as-char" svg:width="3.127cm" svg:height="1.062cm" draw:z-index="56"><draw:object xlink:href="./Object 106" xlink:type="simple" xlink:show="embed" xlink:actuate="onLoad"/><draw:image xlink:href="./ObjectReplacements/Object 106" xlink:type="simple" xlink:show="embed" xlink:actuate="onLoad"/></draw:frame>(x Richtung)</text:p>
      <text:p text:style-name="Text_20_body"><text:s text:c="54"/><draw:frame draw:style-name="fr13" draw:name="54" text:anchor-type="as-char" svg:width="3.046cm" svg:height="1.062cm" draw:z-index="57"><draw:object xlink:href="./Object 108" xlink:type="simple" xlink:show="embed" xlink:actuate="onLoad"/><draw:image xlink:href="./ObjectReplacements/Object 108" xlink:type="simple" xlink:show="embed" xlink:actuate="onLoad"/></draw:frame>(<text:span text:style-name="T10">θ</text:span> Richtung)</text:p>
      <text:p text:style-name="Text_20_body"><text:s text:c="5"/>Durch Auslösen der Gleichungen erhalten wir die Bewegungsgleichung des Systems:</text:p>
      <text:p text:style-name="Text_20_body"><text:s text:c="5"/>ohne Trägheitsmoment <text:s text:c="2"/><draw:frame draw:style-name="fr13" draw:name="55" text:anchor-type="as-char" svg:width="5.837cm" svg:height="1.184cm" draw:z-index="58"><draw:object xlink:href="./Object 110" xlink:type="simple" xlink:show="embed" xlink:actuate="onLoad"/><draw:image xlink:href="./ObjectReplacements/Object 110" xlink:type="simple" xlink:show="embed" xlink:actuate="onLoad"/></draw:frame></text:p>
      <text:p text:style-name="Text_20_body"><text:s text:c="55"/><draw:frame draw:style-name="fr13" draw:name="56" text:anchor-type="as-char" svg:width="3.235cm" svg:height="0.998cm" draw:z-index="59"><draw:object xlink:href="./Object 112" xlink:type="simple" xlink:show="embed" xlink:actuate="onLoad"/><draw:image xlink:href="./ObjectReplacements/Object 112" xlink:type="simple" xlink:show="embed" xlink:actuate="onLoad"/></draw:frame></text:p>
      <text:p text:style-name="Text_20_body"><text:s text:c="5"/></text:p>
      <text:p text:style-name="Text_20_body"/>
      <text:p text:style-name="P9"><text:soft-page-break/><text:s/>mit <text:s/>Trägheitsmoment <text:s text:c="3"/><draw:frame draw:style-name="fr13" draw:name="57" text:anchor-type="as-char" svg:width="6.8cm" svg:height="1.286cm" draw:z-index="60"><draw:object xlink:href="./Object 114" xlink:type="simple" xlink:show="embed" xlink:actuate="onLoad"/><draw:image xlink:href="./ObjectReplacements/Object 114" xlink:type="simple" xlink:show="embed" xlink:actuate="onLoad"/></draw:frame></text:p>
      <text:p text:style-name="P9"><text:s text:c="39"/><draw:frame draw:style-name="fr14" draw:name="58" text:anchor-type="as-char" svg:y="-0.707cm" svg:width="8.461cm" svg:height="1.208cm" draw:z-index="61"><draw:object xlink:href="./Object 116" xlink:type="simple" xlink:show="embed" xlink:actuate="onLoad"/><draw:image xlink:href="./ObjectReplacements/Object 116" xlink:type="simple" xlink:show="embed" xlink:actuate="onLoad"/></draw:frame></text:p>
      <text:p text:style-name="P10">(b)das System wird wie in Abbildung 4.1 im SIMULINK aufgebaut.</text:p>
      <text:p text:style-name="Text_20_body"><text:s text:c="71"/><draw:frame draw:style-name="fr2" draw:name="Image1" text:anchor-type="char" svg:x="0.669cm" svg:y="0.009cm" svg:width="15.466cm" svg:height="8.722cm" draw:z-index="1"><draw:image xlink:href="Pictures/100002010000030E000002673C03E5301A0F809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 text:c="42"/></text:p>
      <text:p text:style-name="Text_20_body"/>
      <text:p text:style-name="Text_20_body"/>
      <text:p text:style-name="Text_20_body"><text:s text:c="42"/></text:p>
      <text:p text:style-name="Text_20_body"><text:s text:c="44"/>Abbildung 4.2 Diagram des Systems</text:p>
      <text:p text:style-name="Text_20_body">In den Matlab-function Blocken <text:span text:style-name="T11">ohne j0</text:span> und <text:span text:style-name="T11">mit j0</text:span> stehen die Bewegungsgleichungen.</text:p>
      <text:p text:style-name="Text_20_body"><text:span text:style-name="T12">Zum Simulieren haben wir x mit dem Anfangswert 0, </text:span><text:span text:style-name="T13">θ mit dem Anfangswert 1 gesetzt und F als 0 gesetzt.</text:span></text:p>
      <text:p text:style-name="Text_20_body"><text:span text:style-name="T13">Ergebnis:</text:span><text:span text:style-name="T15">gelbe (ohne </text:span><text:bookmark-start text:name="__DdeLink__364_707844466"/><text:span text:style-name="T15">Trägheitsmoment</text:span><text:bookmark-end text:name="__DdeLink__364_707844466"/><text:span text:style-name="T15">) blau (mit Trägheitsmoment)</text:span><draw:frame draw:style-name="fr2" draw:name="Image2" text:anchor-type="char" svg:x="0.004cm" svg:y="0.589cm" svg:width="17.27cm" svg:height="5.727cm" draw:z-index="0"><draw:image xlink:href="Pictures/10000201000007670000037C1383C0B8D0DAFEDA.png" xlink:type="simple" xlink:show="embed" xlink:actuate="onLoad"/></draw:frame></text:p>
      <text:p text:style-name="Text_20_body"><text:bookmark text:name="__DdeLink__356_707844466"/><text:s text:c="39"/>Abbildung 4.3 Kurven des <text:span text:style-name="T13">θ </text:span><text:s/>von beiden Fälle</text:p>
      <text:p text:style-name="Text_20_body"><text:s text:c="36"/><draw:frame draw:style-name="fr3" draw:name="Image3" text:anchor-type="char" svg:width="17cm" svg:height="8.094cm" draw:z-index="2"><draw:image xlink:href="Pictures/1000020100000764000003858F6EC74CE3DC46A5.png" xlink:type="simple" xlink:show="embed" xlink:actuate="onLoad"/></draw:frame></text:p>
      <text:p text:style-name="Text_20_body"><text:soft-page-break/><text:s text:c="40"/>Abbildung 4.4 Kurven des x<text:span text:style-name="T13"> </text:span><text:s/>von beiden Fälle</text:p>
      <text:p text:style-name="Text_20_body">(3) Aus der zwei Bildungen können wir festlegen, dass die Frequenz des Zykluses größer ist, wenn das <text:s/><text:span text:style-name="T14">Trägheitsmoment vernachlässigt ist.</text:span></text:p>
      <text:p text:style-name="Title_20_2"/>
      <text:p text:style-name="Title_20_2"/>
      <text:p text:style-name="Title_20_2"/>
      <text:p text:style-name="Title_20_2"/>
      <text:p text:style-name="Title_20_2">Aufgabe 2: Schätzung</text:p>
      <text:p text:style-name="Text_20_body">(a) Berechnen Sie den im Grundlagenkapitel vorgestellten Beobachter für das IPC mit Hilfe von MATHEMATICA. Achten Sie hierbei darauf, dass Sie für alle <draw:frame draw:style-name="fr13" draw:name="59" text:anchor-type="as-char" svg:width="0.432cm" svg:height="0.467cm" draw:z-index="62"><draw:object xlink:href="./Object 118" xlink:type="simple" xlink:show="embed" xlink:actuate="onLoad"/><draw:image xlink:href="./ObjectReplacements/Object 118" xlink:type="simple" xlink:show="embed" xlink:actuate="onLoad"/></draw:frame>, <draw:frame draw:style-name="fr13" draw:name="60" text:anchor-type="as-char" svg:width="0.432cm" svg:height="0.467cm" draw:z-index="63"><draw:object xlink:href="./Object 120" xlink:type="simple" xlink:show="embed" xlink:actuate="onLoad"/><draw:image xlink:href="./ObjectReplacements/Object 120" xlink:type="simple" xlink:show="embed" xlink:actuate="onLoad"/></draw:frame>,<draw:frame draw:style-name="fr13" draw:name="61" text:anchor-type="as-char" svg:width="0.453cm" svg:height="0.467cm" draw:z-index="64"><draw:object xlink:href="./Object 122" xlink:type="simple" xlink:show="embed" xlink:actuate="onLoad"/><draw:image xlink:href="./ObjectReplacements/Object 122" xlink:type="simple" xlink:show="embed" xlink:actuate="onLoad"/></draw:frame>und<draw:frame draw:style-name="fr13" draw:name="62" text:anchor-type="as-char" svg:width="0.453cm" svg:height="0.467cm" draw:z-index="65"><draw:object xlink:href="./Object 124" xlink:type="simple" xlink:show="embed" xlink:actuate="onLoad"/><draw:image xlink:href="./ObjectReplacements/Object 124" xlink:type="simple" xlink:show="embed" xlink:actuate="onLoad"/></draw:frame><text:span text:style-name="T16">nicht durch Null teilen.</text:span></text:p>
      <text:p text:style-name="Text_20_body">(b) Implementieren und simulieren Sie den Beobachter in MATLAB/SIMULINK mit verschiedenen Polplatzierungen und wählen Sie geeignete Eingangssignale. Testen Sie den Beobachter mit verrauschten Messgrößen.</text:p>
      <text:p text:style-name="Text_20_body">(c) Vergleichen Sie die verschieden parametrisierten Beobachter und wählen Sie den besten aus.</text:p>
      <text:p text:style-name="P28">Antwort:</text:p>
      <text:p text:style-name="P29">(a) Das Modell des IPCs unter Berücksichtigung des Trägheitsmoments des Pendelstabs:</text:p>
      <text:p text:style-name="P30"><draw:frame draw:style-name="fr14" draw:name="Object1" text:anchor-type="as-char" svg:y="-0.781cm" svg:width="10.375cm" svg:height="1.284cm" draw:z-index="66"><draw:object xlink:href="./Object 1" xlink:type="simple" xlink:show="embed" xlink:actuate="onLoad"/><draw:image xlink:href="./ObjectReplacements/Object 1" xlink:type="simple" xlink:show="embed" xlink:actuate="onLoad"/><svg:desc>formula</svg:desc></draw:frame></text:p>
      <text:p text:style-name="P30"><draw:frame draw:style-name="fr14" draw:name="Object2" text:anchor-type="as-char" svg:y="-0.707cm" svg:width="11.054cm" svg:height="1.208cm" draw:z-index="67"><draw:object xlink:href="./Object 3" xlink:type="simple" xlink:show="embed" xlink:actuate="onLoad"/><draw:image xlink:href="./ObjectReplacements/Object 3" xlink:type="simple" xlink:show="embed" xlink:actuate="onLoad"/><svg:desc>formula</svg:desc></draw:frame></text:p>
      <text:p text:style-name="P31"><text:soft-page-break/>Hierbei <text:span text:style-name="T28">schreiben wir die obigen Zustandsgleichungen in der folgenden Form:</text:span></text:p>
      <text:p text:style-name="P32"><draw:frame draw:style-name="fr14" draw:name="Object3" text:anchor-type="as-char" svg:y="-0.377cm" svg:width="2.037cm" svg:height="0.533cm" draw:z-index="68"><draw:object xlink:href="./Object 5" xlink:type="simple" xlink:show="embed" xlink:actuate="onLoad"/><draw:image xlink:href="./ObjectReplacements/Object 5" xlink:type="simple" xlink:show="embed" xlink:actuate="onLoad"/><svg:desc>formula</svg:desc></draw:frame></text:p>
      <text:p text:style-name="P32"><draw:frame draw:style-name="fr14" draw:name="Object4" text:anchor-type="as-char" svg:y="-0.402cm" svg:width="2.055cm" svg:height="0.556cm" draw:z-index="69"><draw:object xlink:href="./Object 7" xlink:type="simple" xlink:show="embed" xlink:actuate="onLoad"/><draw:image xlink:href="./ObjectReplacements/Object 7" xlink:type="simple" xlink:show="embed" xlink:actuate="onLoad"/><svg:desc>formula</svg:desc></draw:frame></text:p>
      <text:p text:style-name="P33">mit </text:p>
      <text:p text:style-name="P34"><draw:frame draw:style-name="fr14" draw:name="Object10" text:anchor-type="as-char" svg:y="-0.377cm" svg:width="1.078cm" svg:height="0.469cm" draw:z-index="121"><draw:object xlink:href="./Object 19" xlink:type="simple" xlink:show="embed" xlink:actuate="onLoad"/><draw:image xlink:href="./ObjectReplacements/Object 19" xlink:type="simple" xlink:show="embed" xlink:actuate="onLoad"/><svg:desc>formula</svg:desc></draw:frame></text:p>
      <text:p text:style-name="P34"><draw:frame draw:style-name="fr14" draw:name="Object6" text:anchor-type="as-char" svg:y="-0.781cm" svg:width="5.951cm" svg:height="1.284cm" draw:z-index="86"><draw:object xlink:href="./Object 11" xlink:type="simple" xlink:show="embed" xlink:actuate="onLoad"/><draw:image xlink:href="./ObjectReplacements/Object 11" xlink:type="simple" xlink:show="embed" xlink:actuate="onLoad"/><svg:desc>formula</svg:desc></draw:frame></text:p>
      <text:p text:style-name="P34"><draw:frame draw:style-name="fr14" draw:name="Object7" text:anchor-type="as-char" svg:y="-0.684cm" svg:width="4.808cm" svg:height="1.185cm" draw:z-index="123"><draw:object xlink:href="./Object 13" xlink:type="simple" xlink:show="embed" xlink:actuate="onLoad"/><draw:image xlink:href="./ObjectReplacements/Object 13" xlink:type="simple" xlink:show="embed" xlink:actuate="onLoad"/><svg:desc>formula</svg:desc></draw:frame></text:p>
      <text:p text:style-name="P34"><draw:frame draw:style-name="fr14" draw:name="Object5" text:anchor-type="as-char" svg:y="-0.707cm" svg:width="6.659cm" svg:height="1.208cm" draw:z-index="70"><draw:object xlink:href="./Object 9" xlink:type="simple" xlink:show="embed" xlink:actuate="onLoad"/><draw:image xlink:href="./ObjectReplacements/Object 9" xlink:type="simple" xlink:show="embed" xlink:actuate="onLoad"/><svg:desc>formula</svg:desc></draw:frame></text:p>
      <text:p text:style-name="P34"><draw:frame draw:style-name="fr14" draw:name="Object8" text:anchor-type="as-char" svg:y="-0.621cm" svg:width="4.822cm" svg:height="1.124cm" draw:z-index="73"><draw:object xlink:href="./Object 15" xlink:type="simple" xlink:show="embed" xlink:actuate="onLoad"/><draw:image xlink:href="./ObjectReplacements/Object 15" xlink:type="simple" xlink:show="embed" xlink:actuate="onLoad"/><svg:desc>formula</svg:desc></draw:frame>.</text:p>
      <text:p text:style-name="P33">Die Zustandsvariablen sind die <text:span text:style-name="T29">Position des Schlittens</text:span><draw:frame draw:style-name="fr14" draw:name="Object9" text:anchor-type="as-char" svg:y="-0.377cm" svg:width="1.147cm" svg:height="0.533cm" draw:z-index="75"><draw:object xlink:href="./Object 17" xlink:type="simple" xlink:show="embed" xlink:actuate="onLoad"/><draw:image xlink:href="./ObjectReplacements/Object 17" xlink:type="simple" xlink:show="embed" xlink:actuate="onLoad"/><svg:desc>formula</svg:desc></draw:frame>, <text:span text:style-name="T29">die Geschwindigkeit</text:span><text:span text:style-name="T29"><draw:frame draw:style-name="fr14" draw:name="Object11" text:anchor-type="as-char" svg:y="-0.377cm" svg:width="1.147cm" svg:height="0.533cm" draw:z-index="76"><draw:object xlink:href="./Object 21" xlink:type="simple" xlink:show="embed" xlink:actuate="onLoad"/><draw:image xlink:href="./ObjectReplacements/Object 21" xlink:type="simple" xlink:show="embed" xlink:actuate="onLoad"/><svg:desc>formula</svg:desc></draw:frame></text:span><text:span text:style-name="T29">, der Winkel des Pendelstabes</text:span><text:span text:style-name="T29"><draw:frame draw:style-name="fr14" draw:name="Object12" text:anchor-type="as-char" svg:y="-0.377cm" svg:width="1.139cm" svg:height="0.533cm" draw:z-index="77"><draw:object xlink:href="./Object 23" xlink:type="simple" xlink:show="embed" xlink:actuate="onLoad"/><draw:image xlink:href="./ObjectReplacements/Object 23" xlink:type="simple" xlink:show="embed" xlink:actuate="onLoad"/><svg:desc>formula</svg:desc></draw:frame></text:span><text:span text:style-name="T29">, die Winkelgeschwindigkeit des Pendelstabes . Die Ausgangsvariablen sind die Position des Schlittens </text:span><text:span text:style-name="T29"><draw:frame draw:style-name="fr14" draw:name="Object22" text:anchor-type="as-char" svg:y="-0.377cm" svg:width="1.18cm" svg:height="0.533cm" draw:z-index="124"><draw:object xlink:href="./Object 43" xlink:type="simple" xlink:show="embed" xlink:actuate="onLoad"/><draw:image xlink:href="./ObjectReplacements/Object 43" xlink:type="simple" xlink:show="embed" xlink:actuate="onLoad"/><svg:desc>formula</svg:desc></draw:frame></text:span><text:span text:style-name="T29">und der Winkel des Pendelstabes</text:span><text:span text:style-name="T29"><draw:frame draw:style-name="fr14" draw:name="Object21" text:anchor-type="as-char" svg:y="-0.377cm" svg:width="1.171cm" svg:height="0.533cm" draw:z-index="125"><draw:object xlink:href="./Object 41" xlink:type="simple" xlink:show="embed" xlink:actuate="onLoad"/><draw:image xlink:href="./ObjectReplacements/Object 41" xlink:type="simple" xlink:show="embed" xlink:actuate="onLoad"/><svg:desc>formula</svg:desc></draw:frame></text:span><text:span text:style-name="T29">.Wenn wir in die obigen Definitionen und Ersetzungen vornehmen, erhalten wir die Zustandsgleichungen und die Ausgangsgleichungen des Systems:</text:span></text:p>
      <text:p text:style-name="P34"><draw:frame draw:style-name="fr14" draw:name="Object14" text:anchor-type="as-char" svg:y="-0.377cm" svg:width="1.274cm" svg:height="0.533cm" draw:z-index="78"><draw:object xlink:href="./Object 27" xlink:type="simple" xlink:show="embed" xlink:actuate="onLoad"/><draw:image xlink:href="./ObjectReplacements/Object 27" xlink:type="simple" xlink:show="embed" xlink:actuate="onLoad"/><svg:desc>formula</svg:desc></draw:frame></text:p>
      <text:p text:style-name="P34"><draw:frame draw:style-name="fr14" draw:name="Object15" text:anchor-type="as-char" svg:y="-0.377cm" svg:width="2.166cm" svg:height="0.533cm" draw:z-index="79"><draw:object xlink:href="./Object 29" xlink:type="simple" xlink:show="embed" xlink:actuate="onLoad"/><draw:image xlink:href="./ObjectReplacements/Object 29" xlink:type="simple" xlink:show="embed" xlink:actuate="onLoad"/><svg:desc>formula</svg:desc></draw:frame></text:p>
      <text:p text:style-name="P34"><draw:frame draw:style-name="fr14" draw:name="Object16" text:anchor-type="as-char" svg:y="-0.377cm" svg:width="1.291cm" svg:height="0.533cm" draw:z-index="80"><draw:object xlink:href="./Object 31" xlink:type="simple" xlink:show="embed" xlink:actuate="onLoad"/><draw:image xlink:href="./ObjectReplacements/Object 31" xlink:type="simple" xlink:show="embed" xlink:actuate="onLoad"/><svg:desc>formula</svg:desc></draw:frame></text:p>
      <text:p text:style-name="P34"><draw:frame draw:style-name="fr14" draw:name="Object13" text:anchor-type="as-char" svg:y="-0.377cm" svg:width="2.21cm" svg:height="0.533cm" draw:z-index="81"><draw:object xlink:href="./Object 25" xlink:type="simple" xlink:show="embed" xlink:actuate="onLoad"/><draw:image xlink:href="./ObjectReplacements/Object 25" xlink:type="simple" xlink:show="embed" xlink:actuate="onLoad"/><svg:desc>formula</svg:desc></draw:frame></text:p>
      <text:p text:style-name="P44">Aus der üblichen Zustandsdarstellung </text:p>
      <text:p text:style-name="P24"><draw:frame draw:style-name="fr13" draw:name="Object18" text:anchor-type="as-char" svg:width="1.894cm" svg:height="0.52cm" draw:z-index="126"><draw:object xlink:href="./Object 35" xlink:type="simple" xlink:show="embed" xlink:actuate="onLoad"/><draw:image xlink:href="./ObjectReplacements/Object 35" xlink:type="simple" xlink:show="embed" xlink:actuate="onLoad"/><svg:desc>formula</svg:desc></draw:frame></text:p>
      <text:p text:style-name="P54"><draw:frame draw:style-name="fr13" draw:name="Object17" text:anchor-type="as-char" svg:width="1.52cm" svg:height="0.52cm" draw:z-index="82"><draw:object xlink:href="./Object 33" xlink:type="simple" xlink:show="embed" xlink:actuate="onLoad"/><draw:image xlink:href="./ObjectReplacements/Object 33" xlink:type="simple" xlink:show="embed" xlink:actuate="onLoad"/><svg:desc>formula</svg:desc></draw:frame></text:p>
      <text:p text:style-name="P55">folgt dann:</text:p>
      <text:p text:style-name="P68"><text:span text:style-name="T17"><draw:frame draw:style-name="fr14" draw:name="Object19" text:anchor-type="as-char" svg:y="-1.231cm" svg:width="2.914cm" svg:height="2.277cm" draw:z-index="84"><draw:object xlink:href="./Object 37" xlink:type="simple" xlink:show="embed" xlink:actuate="onLoad"/><draw:image xlink:href="./ObjectReplacements/Object 37" xlink:type="simple" xlink:show="embed" xlink:actuate="onLoad"/><svg:desc>formula</svg:desc></draw:frame></text:span><text:span text:style-name="T17">,</text:span><text:span text:style-name="T17"><draw:frame draw:style-name="fr14" draw:name="Object20" text:anchor-type="as-char" svg:y="-0.663cm" svg:width="1.616cm" svg:height="1.139cm" draw:z-index="85"><draw:object xlink:href="./Object 39" xlink:type="simple" xlink:show="embed" xlink:actuate="onLoad"/><draw:image xlink:href="./ObjectReplacements/Object 39" xlink:type="simple" xlink:show="embed" xlink:actuate="onLoad"/><svg:desc>formula</svg:desc></draw:frame></text:span><text:span text:style-name="T17">.</text:span></text:p>
      <text:p text:style-name="P69"><text:span text:style-name="T17">Hierbei werden die Gleichungen </text:span><text:span text:style-name="T18">des Luenberger-Beobachters folgendermaßen angesetzt:</text:span></text:p>
      <text:p text:style-name="P56"><draw:frame draw:style-name="fr14" draw:name="Object23" text:anchor-type="as-char" svg:y="-0.422cm" svg:width="4.694cm" svg:height="0.54cm" draw:z-index="88"><draw:object xlink:href="./Object 45" xlink:type="simple" xlink:show="embed" xlink:actuate="onLoad"/><draw:image xlink:href="./ObjectReplacements/Object 45" xlink:type="simple" xlink:show="embed" xlink:actuate="onLoad"/><svg:desc>formula</svg:desc></draw:frame></text:p>
      <text:p text:style-name="P70"><text:soft-page-break/><text:span text:style-name="T18"><draw:frame draw:style-name="fr13" draw:name="Object24" text:anchor-type="as-char" svg:width="1.52cm" svg:height="0.52cm" draw:z-index="89"><draw:object xlink:href="./Object 47" xlink:type="simple" xlink:show="embed" xlink:actuate="onLoad"/><draw:image xlink:href="./ObjectReplacements/Object 47" xlink:type="simple" xlink:show="embed" xlink:actuate="onLoad"/><svg:desc>formula</svg:desc></draw:frame></text:span><text:span text:style-name="T18">.</text:span></text:p>
      <text:p text:style-name="P57">Dabei ist die Fehlerdifferentialgleichung</text:p>
      <text:p text:style-name="P58"><draw:frame draw:style-name="fr14" draw:name="Object26" text:anchor-type="as-char" svg:y="-0.674cm" svg:width="7.519cm" svg:height="1.102cm" draw:z-index="128"><draw:object xlink:href="./Object 51" xlink:type="simple" xlink:show="embed" xlink:actuate="onLoad"/><draw:image xlink:href="./ObjectReplacements/Object 51" xlink:type="simple" xlink:show="embed" xlink:actuate="onLoad"/><svg:desc>formula</svg:desc></draw:frame></text:p>
      <text:p text:style-name="P67"><text:span text:style-name="T18">wobei </text:span><text:span text:style-name="T18"><draw:frame draw:style-name="fr14" draw:name="Object25" text:anchor-type="as-char" svg:y="-0.406cm" svg:width="1.515cm" svg:height="0.522cm" draw:z-index="90"><draw:object xlink:href="./Object 49" xlink:type="simple" xlink:show="embed" xlink:actuate="onLoad"/><draw:image xlink:href="./ObjectReplacements/Object 49" xlink:type="simple" xlink:show="embed" xlink:actuate="onLoad"/><svg:desc>formula</svg:desc></draw:frame></text:span><text:span text:style-name="T19">so zu bestimmen ist, </text:span><text:span text:style-name="T30">dass</text:span><text:span text:style-name="T30"><draw:frame draw:style-name="fr14" draw:name="Object27" text:anchor-type="as-char" svg:y="-0.422cm" svg:width="1.409cm" svg:height="0.54cm" draw:z-index="92"><draw:object xlink:href="./Object 53" xlink:type="simple" xlink:show="embed" xlink:actuate="onLoad"/><draw:image xlink:href="./ObjectReplacements/Object 53" xlink:type="simple" xlink:show="embed" xlink:actuate="onLoad"/><svg:desc>formula</svg:desc></draw:frame></text:span><text:span text:style-name="T30">eine konstante Matrix wird</text:span><text:span text:style-name="T19">, dann strebt der Schätzfehler für </text:span><text:span text:style-name="T19"><draw:frame draw:style-name="fr13" draw:name="Object28" text:anchor-type="as-char" svg:width="1.177cm" svg:height="0.467cm" draw:z-index="93"><draw:object xlink:href="./Object 55" xlink:type="simple" xlink:show="embed" xlink:actuate="onLoad"/><draw:image xlink:href="./ObjectReplacements/Object 55" xlink:type="simple" xlink:show="embed" xlink:actuate="onLoad"/><svg:desc>formula</svg:desc></draw:frame></text:span><text:span text:style-name="T19">gegen Null. </text:span><text:span text:style-name="T20">Hierbei bestimmen wir die Elemente von </text:span><text:span text:style-name="T19"><text:s/></text:span><text:span text:style-name="T19"><draw:frame draw:style-name="fr14" draw:name="Object29" text:anchor-type="as-char" svg:y="-0.377cm" svg:width="0.462cm" svg:height="0.469cm" draw:z-index="94"><draw:object xlink:href="./Object 57" xlink:type="simple" xlink:show="embed" xlink:actuate="onLoad"/><draw:image xlink:href="./ObjectReplacements/Object 57" xlink:type="simple" xlink:show="embed" xlink:actuate="onLoad"/><svg:desc>formula</svg:desc></draw:frame></text:span><text:span text:style-name="T20">mit Hilfe der Eigenwertvorgabe, was zu der Gleichung </text:span><text:span text:style-name="T20"><draw:frame draw:style-name="fr14" draw:name="Object30" text:anchor-type="as-char" svg:y="-0.718cm" svg:width="5.274cm" svg:height="1.139cm" draw:z-index="95"><draw:object xlink:href="./Object 59" xlink:type="simple" xlink:show="embed" xlink:actuate="onLoad"/><draw:image xlink:href="./ObjectReplacements/Object 59" xlink:type="simple" xlink:show="embed" xlink:actuate="onLoad"/><svg:desc>formula</svg:desc></draw:frame></text:span><text:span text:style-name="T20">führt. Um diese Gleichung aufzulösen, müssen wir zuächst das Polynom der Determinante berechnen. </text:span></text:p>
      <text:p text:style-name="P71"><text:span text:style-name="T20">Z</text:span><text:span text:style-name="T17">uerst werden </text:span><text:span text:style-name="T17"><draw:frame draw:style-name="fr14" draw:name="Object31" text:anchor-type="as-char" svg:y="-0.621cm" svg:width="2.016cm" svg:height="1cm" draw:z-index="96"><draw:object xlink:href="./Object 61" xlink:type="simple" xlink:show="embed" xlink:actuate="onLoad"/><draw:image xlink:href="./ObjectReplacements/Object 61" xlink:type="simple" xlink:show="embed" xlink:actuate="onLoad"/><svg:desc>formula</svg:desc></draw:frame></text:span><text:span text:style-name="T17">in MATHEMATICA mit Name F, cx und L definiert, </text:span><text:span text:style-name="T21">wobei sind lij (i = 1,2,3,4; j = 1,2) die unbekannten Elemente von</text:span><text:span text:style-name="T21"><draw:frame draw:style-name="fr14" draw:name="Object32" text:anchor-type="as-char" svg:y="-0.377cm" svg:width="0.462cm" svg:height="0.469cm" draw:z-index="97"><draw:object xlink:href="./Object 63" xlink:type="simple" xlink:show="embed" xlink:actuate="onLoad"/><draw:image xlink:href="./ObjectReplacements/Object 63" xlink:type="simple" xlink:show="embed" xlink:actuate="onLoad"/><svg:desc>formula</svg:desc></draw:frame></text:span><text:span text:style-name="T21">.</text:span></text:p>
      <text:p text:style-name="P59"><draw:frame draw:style-name="fr4" draw:name="Grafik 7" text:anchor-type="as-char" svg:width="16.002cm" svg:height="7.25cm" draw:z-index="98"><draw:image xlink:href="Pictures/100002010000027E0000012133076424E284F68B.png" xlink:type="simple" xlink:show="embed" xlink:actuate="onLoad"/><svg:desc>E:\Versuch1_Inverses Pendel\1.PNG</svg:desc></draw:frame></text:p>
      <text:p text:style-name="P35">Dann rechnen wir <draw:frame draw:style-name="fr14" draw:name="Object33" text:anchor-type="as-char" svg:y="-0.621cm" svg:width="6.077cm" svg:height="1cm" draw:z-index="99"><draw:object xlink:href="./Object 65" xlink:type="simple" xlink:show="embed" xlink:actuate="onLoad"/><draw:image xlink:href="./ObjectReplacements/Object 65" xlink:type="simple" xlink:show="embed" xlink:actuate="onLoad"/><svg:desc>formula</svg:desc></draw:frame>und die Determinante von <draw:frame draw:style-name="fr14" draw:name="Object34" text:anchor-type="as-char" svg:y="-0.422cm" svg:width="0.506cm" svg:height="0.513cm" draw:z-index="100"><draw:object xlink:href="./Object 67" xlink:type="simple" xlink:show="embed" xlink:actuate="onLoad"/><draw:image xlink:href="./ObjectReplacements/Object 67" xlink:type="simple" xlink:show="embed" xlink:actuate="onLoad"/><svg:desc>formula</svg:desc></draw:frame>aus:</text:p>
      <text:p text:style-name="P35"><draw:frame draw:style-name="fr5" draw:name="Grafik 8" text:anchor-type="as-char" svg:width="16.002cm" svg:height="1.441cm" draw:z-index="101"><draw:image xlink:href="Pictures/10000000000002FE00000045CFAE1AD24D79B8E6.png" xlink:type="simple" xlink:show="embed" xlink:actuate="onLoad"/></draw:frame></text:p>
      <text:p text:style-name="P35"><draw:frame draw:style-name="fr5" draw:name="Grafik 9" text:anchor-type="as-char" svg:width="16.002cm" svg:height="3.759cm" draw:z-index="102"><draw:image xlink:href="Pictures/10000000000002D8000000ABDA1703D13BB6B1AD.png" xlink:type="simple" xlink:show="embed" xlink:actuate="onLoad"/></draw:frame></text:p>
      <text:p text:style-name="P36">Mit Hilfe des Commands CoefficientList erhalten wir die Koeffizienten des Polynoms der Determinante:</text:p>
      <text:p text:style-name="P36"><text:soft-page-break/><draw:frame draw:style-name="fr5" draw:name="Grafik 10" text:anchor-type="as-char" svg:width="16.002cm" svg:height="2.454cm" draw:z-index="103"><draw:image xlink:href="Pictures/10000000000002E100000071176C8C6C7D7A22E5.png" xlink:type="simple" xlink:show="embed" xlink:actuate="onLoad"/></draw:frame></text:p>
      <text:p text:style-name="P37">Danach bilden wir das charakteristische Polynom zu <draw:frame draw:style-name="fr14" draw:name="Object35" text:anchor-type="as-char" svg:y="-0.422cm" svg:width="0.506cm" svg:height="0.513cm" draw:z-index="104"><draw:object xlink:href="./Object 69" xlink:type="simple" xlink:show="embed" xlink:actuate="onLoad"/><draw:image xlink:href="./ObjectReplacements/Object 69" xlink:type="simple" xlink:show="embed" xlink:actuate="onLoad"/><svg:desc>formula</svg:desc></draw:frame>mit Nullstellen -p, welche die Eigenwerte von <draw:frame draw:style-name="fr14" draw:name="Object36" text:anchor-type="as-char" svg:y="-0.422cm" svg:width="0.506cm" svg:height="0.513cm" draw:z-index="105"><draw:object xlink:href="./Object 71" xlink:type="simple" xlink:show="embed" xlink:actuate="onLoad"/><draw:image xlink:href="./ObjectReplacements/Object 71" xlink:type="simple" xlink:show="embed" xlink:actuate="onLoad"/><svg:desc>formula</svg:desc></draw:frame>sind, und berechnen wir die entsprechenden Koeffizienten.</text:p>
      <text:p text:style-name="P37"><draw:frame draw:style-name="fr6" draw:name="Grafik 1" text:anchor-type="as-char" svg:width="15.399cm" svg:height="3.572cm" draw:z-index="106"><draw:image xlink:href="Pictures/100000000000024600000087986D0FC0F0C59C04.png" xlink:type="simple" xlink:show="embed" xlink:actuate="onLoad"/></draw:frame></text:p>
      <text:p text:style-name="P38">Weil f23, f24, f43, f44 bekannt sind und -p eine feste Zahl erteilt wird, können die Elemente von <draw:frame draw:style-name="fr14" draw:name="Object37" text:anchor-type="as-char" svg:y="-0.377cm" svg:width="0.462cm" svg:height="0.469cm" draw:z-index="107"><draw:object xlink:href="./Object 73" xlink:type="simple" xlink:show="embed" xlink:actuate="onLoad"/><draw:image xlink:href="./ObjectReplacements/Object 73" xlink:type="simple" xlink:show="embed" xlink:actuate="onLoad"/><svg:desc>formula</svg:desc></draw:frame>durch Koeffizientenvergleich </text:p>
      <text:p text:style-name="P39"><draw:frame draw:style-name="fr14" draw:name="Object38" text:anchor-type="as-char" svg:y="-0.377cm" svg:width="8.098cm" svg:height="0.469cm" draw:z-index="108"><draw:object xlink:href="./Object 75" xlink:type="simple" xlink:show="embed" xlink:actuate="onLoad"/><draw:image xlink:href="./ObjectReplacements/Object 75" xlink:type="simple" xlink:show="embed" xlink:actuate="onLoad"/><svg:desc>formula</svg:desc></draw:frame></text:p>
      <text:p text:style-name="P38">erhalten werden.<text:span text:style-name="T31">s4 und s14 sind gleich 1, demgemäß</text:span> <text:span text:style-name="T31">fangen wir von s3 = s13 an.</text:span></text:p>
      <text:p text:style-name="P6">Weil wir <text:span text:style-name="T32">8 unbekannten Variablen lij aber nur 4 Gleichungen haben, setzen wir hier l12 und l22 auf Null:</text:span></text:p>
      <text:p text:style-name="P40"><draw:frame draw:style-name="fr6" draw:name="Image4" text:anchor-type="as-char" svg:width="9.313cm" svg:height="1.455cm" draw:z-index="129"><draw:image xlink:href="Pictures/1000000000000160000000379B54730C85C17DEF.png" xlink:type="simple" xlink:show="embed" xlink:actuate="onLoad"/></draw:frame></text:p>
      <text:p text:style-name="P38"><draw:frame draw:style-name="fr7" draw:name="Grafik 12" text:anchor-type="as-char" svg:width="12.25cm" svg:height="5.133cm" draw:z-index="109"><draw:image xlink:href="Pictures/10000000000001CF000000C2EF314F3845BE6D68.png" xlink:type="simple" xlink:show="embed" xlink:actuate="onLoad"/></draw:frame></text:p>
      <text:p text:style-name="P41">Hier setzen wir einfach l32 auf f44 + 2p. </text:p>
      <text:p text:style-name="P40">Dann folgt s2 = s12.</text:p>
      <text:p text:style-name="P40"><text:soft-page-break/><draw:frame draw:style-name="fr8" draw:name="Grafik 13" text:anchor-type="as-char" svg:width="12.832cm" svg:height="5.212cm" draw:z-index="111"><draw:image xlink:href="Pictures/10000000000001E5000000C5011A040FC0348718.png" xlink:type="simple" xlink:show="embed" xlink:actuate="onLoad"/></draw:frame></text:p>
      <text:p text:style-name="P41">Danach wird s1=s11 aufgelöst. Dabei <text:span text:style-name="T33">ist l41 auf f23 gesetzt.</text:span></text:p>
      <text:p text:style-name="P41"><draw:frame draw:style-name="fr8" draw:name="Grafik 14" text:anchor-type="as-char" svg:width="14.684cm" svg:height="8.229cm" draw:z-index="112"><draw:image xlink:href="Pictures/100000000000022B00000137C5E68A54B34BCB16.png" xlink:type="simple" xlink:show="embed" xlink:actuate="onLoad"/></draw:frame></text:p>
      <text:p text:style-name="P42">Zuletzt führen wir den Koeffizientenvergleich s0 = s10 durch.</text:p>
      <text:p text:style-name="P42"><text:soft-page-break/><draw:frame draw:style-name="fr9" draw:name="Grafik 15" text:anchor-type="as-char" svg:width="16.002cm" svg:height="11.359cm" draw:z-index="113"><draw:image xlink:href="Pictures/10000000000002EC000002137CE6AAE6FD5A999D.png" xlink:type="simple" xlink:show="embed" xlink:actuate="onLoad"/></draw:frame></text:p>
      <text:p text:style-name="P42">Nach der obigen Berechnung erhalten wir die folgenden endgültigen Ergebnisse der Matrix <draw:frame draw:style-name="fr14" draw:name="Object39" text:anchor-type="as-char" svg:y="-0.377cm" svg:width="0.462cm" svg:height="0.469cm" draw:z-index="114"><draw:object xlink:href="./Object 77" xlink:type="simple" xlink:show="embed" xlink:actuate="onLoad"/><draw:image xlink:href="./ObjectReplacements/Object 77" xlink:type="simple" xlink:show="embed" xlink:actuate="onLoad"/><svg:desc>formula</svg:desc></draw:frame>mit bekannten f23, f24, f43, f44:</text:p>
      <text:p text:style-name="P42"><text:soft-page-break/><draw:frame draw:style-name="fr6" draw:name="Grafik 16" text:anchor-type="as-char" svg:width="15.928cm" svg:height="14.684cm" draw:z-index="115"><draw:image xlink:href="Pictures/100000000000025A0000022B040A6900CBEE1105.png" xlink:type="simple" xlink:show="embed" xlink:actuate="onLoad"/></draw:frame></text:p>
      <text:p text:style-name="P42"><draw:frame draw:style-name="fr5" draw:name="Grafik 17" text:anchor-type="as-char" svg:width="16.002cm" svg:height="6.468cm" draw:z-index="116"><draw:image xlink:href="Pictures/100000000000026D000000FBDA1B392B00AFB888.png" xlink:type="simple" xlink:show="embed" xlink:actuate="onLoad"/></draw:frame></text:p>
      <text:p text:style-name="P42"><text:soft-page-break/><draw:frame draw:style-name="fr10" draw:name="Grafik 18" text:anchor-type="as-char" svg:width="16.002cm" svg:height="11.093cm" draw:z-index="117"><draw:image xlink:href="Pictures/10000000000002E40000020139FC599A6059D9AB.png" xlink:type="simple" xlink:show="embed" xlink:actuate="onLoad"/></draw:frame></text:p>
      <text:p text:style-name="P43">(b) <text:span text:style-name="T34">W</text:span>ir <text:span text:style-name="T34">ergänzen den obigen berechneten Ergebnisse gemäß die fehlenden Blocke in MATLAB/SIMULINK. </text:span></text:p>
      <text:p text:style-name="P60"><draw:frame draw:style-name="fr11" draw:name="Image5" text:anchor-type="paragraph" svg:x="0.099cm" svg:y="-0.095cm" svg:width="17cm" svg:height="11.64cm" draw:z-index="4"><draw:image xlink:href="Pictures/100000000000049F0000032AC9B109CCD9396535.jpg" xlink:type="simple" xlink:show="embed" xlink:actuate="onLoad"/></draw:frame>Abbildung: Ergänzung von der Ableitung von x2</text:p>
      <text:p text:style-name="P60"><draw:frame draw:style-name="fr11" draw:name="Image6" text:anchor-type="paragraph" svg:x="-0.076cm" svg:y="0.243cm" svg:width="16.99cm" svg:height="10.993cm" draw:z-index="5"><draw:image xlink:href="Pictures/1000000000000443000002C24E4ED6211311C6D3.jpg" xlink:type="simple" xlink:show="embed" xlink:actuate="onLoad"/></draw:frame><text:soft-page-break/>Abbildung: Ergänzung von l23</text:p>
      <text:p text:style-name="P46">Hier lassen wir das Eingangssignal gleich Null sein. Statt einer Kraft setzen wir <text:span text:style-name="T39">einen Anfangszustand, nämlich </text:span><text:span text:style-name="T39"><draw:frame draw:style-name="fr14" draw:name="Object40" text:anchor-type="as-char" svg:y="-0.377cm" svg:width="5.285cm" svg:height="0.533cm" draw:z-index="120"><draw:object xlink:href="./Object 79" xlink:type="simple" xlink:show="embed" xlink:actuate="onLoad"/><draw:image xlink:href="./ObjectReplacements/Object 79" xlink:type="simple" xlink:show="embed" xlink:actuate="onLoad"/><svg:desc>formula</svg:desc></draw:frame></text:span><text:span text:style-name="T39">.</text:span></text:p>
      <text:p text:style-name="P47">Zuerst wählen wir <text:span text:style-name="T40">den Zustand ohne Rauschen mit p = 1</text:span>. Die vier folgenden Bilder entspricht jeweils <draw:frame draw:style-name="fr14" draw:name="Object41" text:anchor-type="as-char" svg:y="-0.377cm" svg:width="2.251cm" svg:height="0.533cm" draw:z-index="122"><draw:object xlink:href="./Object 81" xlink:type="simple" xlink:show="embed" xlink:actuate="onLoad"/><draw:image xlink:href="./ObjectReplacements/Object 81" xlink:type="simple" xlink:show="embed" xlink:actuate="onLoad"/><svg:desc>formula</svg:desc></draw:frame>.</text:p>
      <text:p text:style-name="P61"><draw:frame draw:style-name="fr12" draw:name="Image7" text:anchor-type="paragraph" svg:width="17cm" svg:height="11.889cm" draw:z-index="6"><draw:image xlink:href="Pictures/10000000000003FA000002C85E8FAA2E6E8B6F35.jpg" xlink:type="simple" xlink:show="embed" xlink:actuate="onLoad"/></draw:frame><text:soft-page-break/>Abbildung: <text:span text:style-name="T40">Zustandsgrößen in SIMULINK mit p = 1</text:span></text:p>
      <text:p text:style-name="P48"><draw:frame draw:style-name="fr11" draw:name="Image8" text:anchor-type="paragraph" svg:x="0.12cm" svg:y="0.728cm" svg:width="17cm" svg:height="11.804cm" draw:z-index="72"><draw:image xlink:href="Pictures/1000000000000400000002C77FD182CD1572BE5B.jpg" xlink:type="simple" xlink:show="embed" xlink:actuate="onLoad"/></draw:frame>Dann erhöhen wir den Wert von p auf 5:</text:p>
      <text:p text:style-name="P48"/>
      <text:p text:style-name="P62"><text:soft-page-break/>Abbildung: Zustandsgrößen in SIMULINK mit p = 5</text:p>
      <text:p text:style-name="P49"><draw:frame draw:style-name="fr11" draw:name="Image9" text:anchor-type="paragraph" svg:x="-0.023cm" svg:y="1.713cm" svg:width="17cm" svg:height="11.846cm" draw:z-index="74"><draw:image xlink:href="Pictures/10000000000003F8000002C4E1F21BF67E794463.jpg" xlink:type="simple" xlink:show="embed" xlink:actuate="onLoad"/></draw:frame>Vergleichen wir die zwei Ergebnisse können wir wissen, dass der Beobachter mit p = 5 <text:span text:style-name="T41">den Zustand der Strecke besser verfolgen kann. Deswegen wählen wir einen größer p und <text:s/>weiter simulieren.</text:span></text:p>
      <text:p text:style-name="P62">Abbildung: Zustandsgrößen in SIMULINK mit p = 10</text:p>
      <text:p text:style-name="P62"><draw:frame draw:style-name="fr11" draw:name="Image10" text:anchor-type="paragraph" svg:x="0.026cm" svg:y="0.138cm" svg:width="17cm" svg:height="11.742cm" draw:z-index="83"><draw:image xlink:href="Pictures/10000000000003FE000002C2779FC1DBFCAE67ED.jpg" xlink:type="simple" xlink:show="embed" xlink:actuate="onLoad"/></draw:frame><text:soft-page-break/>Abbildung: Zustandsgrößen in SIMULINK mit p = 20</text:p>
      <text:p text:style-name="P63"><draw:frame draw:style-name="fr11" draw:name="Image11" text:anchor-type="paragraph" svg:x="0cm" svg:y="-0.169cm" svg:width="17cm" svg:height="9.462cm" draw:z-index="87"><draw:image xlink:href="Pictures/100000000000067E0000039D4760C6676CEE292C.jpg" xlink:type="simple" xlink:show="embed" xlink:actuate="onLoad"/></draw:frame>Abbildung: Zustandsgrößen in SIMULINK mit p = 3<text:span text:style-name="T42">00</text:span></text:p>
      <text:p text:style-name="P64"><text:span text:style-name="T7">Die</text:span><text:span text:style-name="T6"> obigen Abbildungen </text:span><text:span text:style-name="T7">zeigen, dass je größer der Wert von p ist, das heißt, je weiter entfernt links der j- Achse die Eigenwerte der Matrix </text:span><text:span text:style-name="T7"><draw:frame draw:style-name="fr14" draw:name="Object42" text:anchor-type="as-char" svg:y="-0.422cm" svg:width="1.409cm" svg:height="0.54cm" draw:z-index="127"><draw:object xlink:href="./Object 83" xlink:type="simple" xlink:show="embed" xlink:actuate="onLoad"/><draw:image xlink:href="./ObjectReplacements/Object 83" xlink:type="simple" xlink:show="embed" xlink:actuate="onLoad"/><svg:desc>formula</svg:desc></draw:frame></text:span><text:span text:style-name="T7">liegt, desto besser verfolgen kann der Beobachter. Wenn p gleich 300 ist, verhaltet sich der Beobachter schon sehr gut.</text:span></text:p>
      <text:p text:style-name="P65"><text:span text:style-name="T6">Danach </text:span><text:span text:style-name="T8">testen wir den beobachter unter Berücksichtigung des Rauschens.</text:span></text:p>
      <text:p text:style-name="P50"><text:soft-page-break/>Anfangs testen wir den Beobachter mit p = 300.</text:p>
      <text:p text:style-name="P66"><draw:frame draw:style-name="fr11" draw:name="Image12" text:anchor-type="paragraph" svg:x="0cm" svg:y="-0.145cm" svg:width="17cm" svg:height="9.516cm" draw:z-index="91"><draw:image xlink:href="Pictures/1000000000000688000003A8592BEC5CB533BEA5.jpg" xlink:type="simple" xlink:show="embed" xlink:actuate="onLoad"/></draw:frame>Abbildung: Zustandsgrößen in SIMULINK mit p = 300 (mit Rauschen)</text:p>
      <text:p text:style-name="P50">Davon können wir sehen, dass das Rauschen immer größer geworden ist. </text:p>
      <text:p text:style-name="P66"><draw:frame draw:style-name="fr11" draw:name="Image13" text:anchor-type="paragraph" svg:x="-0.145cm" svg:y="-0.24cm" svg:width="17cm" svg:height="9.511cm" draw:z-index="110"><draw:image xlink:href="Pictures/10000000000006770000039E6D2FF3A94F85A313.jpg" xlink:type="simple" xlink:show="embed" xlink:actuate="onLoad"/></draw:frame>Abbildung: Zustandsgrößen in SIMULINK mit p = 10 (mit Rauschen)</text:p>
      <text:p text:style-name="P51">Testen wir mit einen kleiner p = 10. Das Ergebnis ist besser. Das Rauschen ist kleiner als wie das Ergebnis mit p = 300. </text:p>
      <text:p text:style-name="Text_20_body"><text:span text:style-name="T23">(c) <text:s/>Der Beobachter mit p = 10 <text:s/>ist der beste Beobachter. </text:span><text:span text:style-name="T24">D</text:span><text:span text:style-name="T23">ieser</text:span><text:span text:style-name="T25"> Beobachter kann </text:span><text:span text:style-name="T23">nicht nur das Rauschen vermindern sondern </text:span><text:span text:style-name="T25">auch den gesamten Zustandsvektor näherungsweise rekonstruieren.</text:span></text:p>
      <text:p text:style-name="P75"><text:soft-page-break/></text:p>
      <text:p text:style-name="P72"><text:span text:style-name="T43">A</text:span>ufgabe 5: Berechnung des LQR</text:p>
      <text:p text:style-name="P77">(a) <text:span text:style-name="T44">Linearisieren Sie das Modell des IPCs.</text:span></text:p>
      <text:p text:style-name="P78">(b) Entwerfen Sie den LQR.</text:p>
      <text:p text:style-name="P78">(c) Implementieren Sie den LQR in LabVIEW 2014.</text:p>
      <text:p text:style-name="P76">(d) Vergleichen Sie verschiedene Prametrisierungen des LQR</text:p>
      <text:p text:style-name="P79"><text:span text:style-name="T26"><text:s text:c="5"/>i. Unter der Annahme, dass alle Zustandsgrößen messbar sind;</text:span></text:p>
      <text:p text:style-name="P79"><text:span text:style-name="T26"><text:s text:c="4"/>ii. Im Zusammenspiel mit dem Beobachter.</text:span></text:p>
      <text:p text:style-name="P81"><text:span text:style-name="T22">Antwort:</text:span></text:p>
      <text:p text:style-name="P80"><text:span text:style-name="T22"/></text:p>
      <text:p text:style-name="P49"/>
      <text:p text:style-name="P45"/>
      <text:p text:style-name="Title_20_1"><text:span text:style-name="T27">4</text:span>. Auftretende Probleme und Diskussion</text:p>
      <text:p text:style-name="Text_20_body"/>
      <text:p text:style-name="P73"><text:span text:style-name="T27">5</text:span>. Literatur</text:p>
      <text:p text:style-name="P52">[1] D.Chatterjee, A.Patra, and H.K.Joglekar. Swing-up and stabilization of a cart pendulum sytem under restricted cart track length. <text:span text:style-name="T36">Systems &amp; Control Letters,</text:span><text:span text:style-name="T37"> </text:span><text:span text:style-name="T38">47(4):355- 364, 2002.</text:span></text:p>
      <text:p text:style-name="P53"/>
      <text:p text:style-name="P53"/>
      <text:p text:style-name="P53"/>
      <text:p text:style-name="P53"/>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cm" fo:margin-bottom="0.106cm" loext: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Horizontal_20_Line" style:display-name="Horizontal Line" style:family="paragraph" style:parent-style-name="Standard" style:default-outline-level="" style:class="html">
      <style:paragraph-properties fo:margin-top="0cm" fo:margin-bottom="0.499cm" loext: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102cm" fo:margin-bottom="0.203cm" loext: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423cm" fo:margin-bottom="0cm" loext: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cm" fo:margin-bottom="0.176cm" loext: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line-height="108%" fo:text-align="start" style:justify-single-word="false" fo:orphans="2" fo:widows="2" fo:hyphenation-ladder-count="no-limit" fo:text-indent="0cm"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9</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6-11-30T18:28:55.554681701</dc:date>
    <meta:editing-cycles>23</meta:editing-cycles>
    <meta:editing-duration>PT1H20M56S</meta:editing-duration>
    <meta:generator>LibreOffice/5.1.4.2$Linux_x86 LibreOffice_project/10m0$Build-2</meta:generator>
    <meta:document-statistic meta:table-count="2" meta:image-count="26" meta:object-count="104" meta:page-count="21" meta:paragraph-count="206" meta:word-count="1446" meta:character-count="11873" meta:non-whitespace-character-count="8815"/>
    <meta:template xlink:type="simple" xlink:actuate="onRequest" xlink:title="Normal" xlink:href=""/>
  </office:meta>
</office:document-meta>
</file>

<file path=Object 1/content.xml><?xml version="1.0" encoding="utf-8"?>
<math xmlns="http://www.w3.org/1998/Math/MathML" display="block">
  <semantics>
    <mrow>
      <mrow>
        <mover accent="true">
          <mi>x</mi>
          <mo stretchy="false">¨</mo>
        </mover>
        <mo stretchy="false">=</mo>
        <mrow>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x} = {{J} rsub {p} m dot {{θ} ^ {2}} l sinθ − {m} ^ {2} {gl} ^ {2} sinθcosθ } over {left (m + M right ) {J} rsub {p} − {m} ^ {2} {l} ^ {2} {cos} ^ {2} θ}+ {J} rsub {p} over {left (m + M right ) {J} rsub {p} − {m} ^ {2} {l} ^ {2} {cos} ^ {2} θ}F</annotation>
  </semantics>
</math>
</file>

<file path=Object 10/content.xml><?xml version="1.0" encoding="utf-8"?>
<math xmlns="http://www.w3.org/1998/Math/MathML" display="block">
  <semantics>
    <msub>
      <mi>f</mi>
      <mi mathvariant="italic">qi</mi>
    </msub>
    <annotation encoding="StarMath 5.0">{f} rsub {qi}</annotation>
  </semantics>
</math>
</file>

<file path=Object 100/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row>
    <annotation encoding="StarMath 5.0">T = {1} over {2} M dot {x} + {1} over {2} m left [{left (x + l dot {θ} cosθ right )} ^ {2} + {left (l dot {θ} sinθ right )} ^ {2} right ] + {1} over {2} {J} rsub {0} {dot {θ}} ^ {2}</annotation>
  </semantics>
</math>
</file>

<file path=Object 102/content.xml><?xml version="1.0" encoding="utf-8"?>
<math xmlns="http://www.w3.org/1998/Math/MathML" display="block">
  <semantics>
    <mrow>
      <mi>V</mi>
      <mo stretchy="false">=</mo>
      <mi mathvariant="italic">mglcosθ</mi>
    </mrow>
    <annotation encoding="StarMath 5.0">V = mglcosθ</annotation>
  </semantics>
</math>
</file>

<file path=Object 104/content.xml><?xml version="1.0" encoding="utf-8"?>
<math xmlns="http://www.w3.org/1998/Math/MathML" display="block">
  <semantics>
    <mrow>
      <mrow>
        <mi>L</mi>
        <mo stretchy="false">=</mo>
        <mi>T</mi>
      </mrow>
      <mi>−</mi>
      <mrow>
        <mi>V</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i>−</mi>
      <mi mathvariant="italic">mglcosθ</mi>
    </mrow>
    <annotation encoding="StarMath 5.0">L = T − V = {1} over {2} M dot {x} + {1} over {2} m left [{left (x + l dot {θ} cosθ right )} ^ {2} + {left (l dot {θ} sinθ right )} ^ {2} right ] + {1} over {2} {J} rsub {0} {dot {θ}} ^ {2} − mglcosθ</annotation>
  </semantics>
</math>
</file>

<file path=Object 106/content.xml><?xml version="1.0" encoding="utf-8"?>
<math xmlns="http://www.w3.org/1998/Math/MathML" display="block">
  <semantics>
    <mrow>
      <mfrac>
        <mi>d</mi>
        <mi mathvariant="italic">dt</mi>
      </mfrac>
      <mfrac>
        <mrow>
          <mi>∂</mi>
          <mi>L</mi>
        </mrow>
        <mrow>
          <mi>∂</mi>
          <mover accent="true">
            <msub>
              <mi>q</mi>
              <mn>1</mn>
            </msub>
            <mo stretchy="false">˙</mo>
          </mover>
        </mrow>
      </mfrac>
      <mi>−</mi>
      <mrow>
        <mfrac>
          <mrow>
            <mi>∂</mi>
            <mi>L</mi>
          </mrow>
          <mrow>
            <mi>∂</mi>
            <msub>
              <mi>q</mi>
              <mn>1</mn>
            </msub>
          </mrow>
        </mfrac>
        <mo stretchy="false">=</mo>
        <mi>F</mi>
      </mrow>
    </mrow>
    <annotation encoding="StarMath 5.0">{d} over {dt} {∂ L} over {∂ dot {{q} rsub {1}}} − {∂ L} over {∂ {q} rsub {1}} = F</annotation>
  </semantics>
</math>
</file>

<file path=Object 108/content.xml><?xml version="1.0" encoding="utf-8"?>
<math xmlns="http://www.w3.org/1998/Math/MathML" display="block">
  <semantics>
    <mrow>
      <mfrac>
        <mi>d</mi>
        <mi mathvariant="italic">dt</mi>
      </mfrac>
      <mfrac>
        <mrow>
          <mi>∂</mi>
          <mi>L</mi>
        </mrow>
        <mrow>
          <mi>∂</mi>
          <mover accent="true">
            <msub>
              <mi>q</mi>
              <mn>2</mn>
            </msub>
            <mo stretchy="false">˙</mo>
          </mover>
        </mrow>
      </mfrac>
      <mi>−</mi>
      <mrow>
        <mfrac>
          <mrow>
            <mi>∂</mi>
            <mi>L</mi>
          </mrow>
          <mrow>
            <mi>∂</mi>
            <msub>
              <mi>q</mi>
              <mn>2</mn>
            </msub>
          </mrow>
        </mfrac>
        <mo stretchy="false">=</mo>
        <mn>0</mn>
      </mrow>
    </mrow>
    <annotation encoding="StarMath 5.0">{d} over {dt} {∂ L} over {∂ dot {{q} rsub {2}}} − {∂ L} over {∂ {q} rsub {2}} = 0</annotation>
  </semantics>
</math>
</file>

<file path=Object 11/content.xml><?xml version="1.0" encoding="utf-8"?>
<math xmlns="http://www.w3.org/1998/Math/MathML" display="block">
  <semantics>
    <mrow>
      <msub>
        <mi>f</mi>
        <mn>2</mn>
      </msub>
      <mo stretchy="false">=</mo>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 rsub {2} = {{J} rsub {p} m dot {{θ} ^ {2}} l sinθ − {m} ^ {2} {gl} ^ {2} sinθcosθ } over {left (m + M right ) {J} rsub {p} − {m} ^ {2} {l} ^ {2} {cos} ^ {2} θ}</annotation>
  </semantics>
</math>
</file>

<file path=Object 110/content.xml><?xml version="1.0" encoding="utf-8"?>
<math xmlns="http://www.w3.org/1998/Math/MathML" display="block">
  <semantics>
    <mrow>
      <mover accent="true">
        <mi>x</mi>
        <mo stretchy="false">¨</mo>
      </mover>
      <mo stretchy="false">=</mo>
      <mfrac>
        <mrow>
          <mi>m</mi>
          <mover accent="true">
            <msup>
              <mi>θ</mi>
              <mn>2</mn>
            </msup>
            <mo stretchy="false">˙</mo>
          </mover>
          <msup>
            <mi>l</mi>
            <mn>2</mn>
          </msup>
          <mi mathvariant="italic">sinθ</mi>
          <mi>−</mi>
          <mrow>
            <mi mathvariant="italic">mglsinθcosθ</mi>
            <mo stretchy="false">+</mo>
            <mi mathvariant="italic">Fl</mi>
          </mrow>
        </mrow>
        <mrow>
          <mrow>
            <mo fence="true" stretchy="true">(</mo>
            <mrow>
              <mrow>
                <mi>m</mi>
                <mo stretchy="false">+</mo>
                <mi>M</mi>
              </mrow>
            </mrow>
            <mo fence="true" stretchy="true">)</mo>
          </mrow>
          <mi>l</mi>
          <mi>−</mi>
          <msup>
            <mi mathvariant="italic">mlcos</mi>
            <mn>2</mn>
          </msup>
          <mi>θ</mi>
        </mrow>
      </mfrac>
    </mrow>
    <annotation encoding="StarMath 5.0">ddot {x} = {m dot {{θ} ^ {2}} {l} ^ {2} sinθ − mglsinθcosθ + Fl} over {left (m + M right ) l − {mlcos} ^ {2} θ}</annotation>
  </semantics>
</math>
</file>

<file path=Object 112/content.xml><?xml version="1.0" encoding="utf-8"?>
<math xmlns="http://www.w3.org/1998/Math/MathML" display="block">
  <semantics>
    <mrow>
      <mover accent="true">
        <mi>θ</mi>
        <mo stretchy="false">¨</mo>
      </mover>
      <mo stretchy="false">=</mo>
      <mfrac>
        <mrow>
          <mi mathvariant="italic">gsinθ</mi>
          <mi>−</mi>
          <mover accent="true">
            <mi>x</mi>
            <mo stretchy="false">¨</mo>
          </mover>
          <mi mathvariant="italic">cosθ</mi>
        </mrow>
        <mi>l</mi>
      </mfrac>
    </mrow>
    <annotation encoding="StarMath 5.0">ddot {θ} = {gsinθ − ddot {x} cosθ} over {l}</annotation>
  </semantics>
</math>
</file>

<file path=Object 114/content.xml><?xml version="1.0" encoding="utf-8"?>
<math xmlns="http://www.w3.org/1998/Math/MathML" display="block">
  <semantics>
    <mrow>
      <mover accent="true">
        <mi>x</mi>
        <mo stretchy="false">¨</mo>
      </mover>
      <mo stretchy="false">=</mo>
      <mfrac>
        <mrow>
          <msub>
            <mi>J</mi>
            <mi>p</mi>
          </msub>
          <mi>m</mi>
          <mover accent="true">
            <msup>
              <mi>θ</mi>
              <mn>2</mn>
            </msup>
            <mo stretchy="false">˙</mo>
          </mover>
          <mi>l</mi>
          <mi mathvariant="italic">sinθ</mi>
          <mi>−</mi>
          <msup>
            <mi>m</mi>
            <mn>2</mn>
          </msup>
          <msup>
            <mi mathvariant="italic">gl</mi>
            <mn>2</mn>
          </msup>
          <mrow>
            <mi mathvariant="italic">sinθcosθ</mi>
            <mo stretchy="false">+</mo>
            <msub>
              <mi mathvariant="italic">FJ</mi>
              <mi>p</mi>
            </msub>
          </mrow>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x} = {{J} rsub {p} m dot {{θ} ^ {2}} l sinθ − {m} ^ {2} {gl} ^ {2} sinθcosθ + {FJ} rsub {p}} over {left (m + M right ) {J} rsub {p} − {m} ^ {2} {l} ^ {2} {cos} ^ {2} θ}</annotation>
  </semantics>
</math>
</file>

<file path=Object 116/content.xml><?xml version="1.0" encoding="utf-8"?>
<math xmlns="http://www.w3.org/1998/Math/MathML" display="block">
  <semantics>
    <mrow>
      <mover accent="true">
        <mi>θ</mi>
        <mo stretchy="false">¨</mo>
      </mover>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i>−</mi>
          <mi mathvariant="italic">mlcosθ</mi>
          <mi>F</mi>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θ} = {left (m + M right ) mglsinθ − {m} ^ {2} {l} ^ {2} {dot {θ}} ^ {2} cosθsinθ − mlcosθ F} over {left (m + M right ) {J} rsub {p} − {m} ^ {2} {l} ^ {2} {cos} ^ {2} θ}</annotation>
  </semantics>
</math>
</file>

<file path=Object 118/content.xml><?xml version="1.0" encoding="utf-8"?>
<math xmlns="http://www.w3.org/1998/Math/MathML" display="block">
  <semantics>
    <mi>x</mi>
    <annotation encoding="StarMath 5.0">x</annotation>
  </semantics>
</math>
</file>

<file path=Object 12/content.xml><?xml version="1.0" encoding="utf-8"?>
<math xmlns="http://www.w3.org/1998/Math/MathML" display="block">
  <semantics>
    <msub>
      <mi>f</mi>
      <mi mathvariant="italic">di</mi>
    </msub>
    <annotation encoding="StarMath 5.0">{f} rsub {di}</annotation>
  </semantics>
</math>
</file>

<file path=Object 120/content.xml><?xml version="1.0" encoding="utf-8"?>
<math xmlns="http://www.w3.org/1998/Math/MathML" display="block">
  <semantics>
    <mover accent="true">
      <mi>x</mi>
      <mo stretchy="false">˙</mo>
    </mover>
    <annotation encoding="StarMath 5.0">dot {x}</annotation>
  </semantics>
</math>
</file>

<file path=Object 122/content.xml><?xml version="1.0" encoding="utf-8"?>
<math xmlns="http://www.w3.org/1998/Math/MathML" display="block">
  <semantics>
    <mi>φ</mi>
    <annotation encoding="StarMath 5.0">φ</annotation>
  </semantics>
</math>
</file>

<file path=Object 124/content.xml><?xml version="1.0" encoding="utf-8"?>
<math xmlns="http://www.w3.org/1998/Math/MathML" display="block">
  <semantics>
    <mover accent="true">
      <mi>φ</mi>
      <mo stretchy="false">˙</mo>
    </mover>
    <annotation encoding="StarMath 5.0">dot {φ}</annotation>
  </semantics>
</math>
</file>

<file path=Object 13/content.xml><?xml version="1.0" encoding="utf-8"?>
<math xmlns="http://www.w3.org/1998/Math/MathML" display="block">
  <semantics>
    <mrow>
      <msub>
        <mi>g</mi>
        <mn>2</mn>
      </msub>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annotation encoding="StarMath 5.0">{g}rsub {2} = {J} rsub {p} over {left (m + M right ) {J} rsub {p} − {m} ^ {2} {l} ^ {2} {cos} ^ {2} θ}</annotation>
  </semantics>
</math>
</file>

<file path=Object 14/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15/content.xml><?xml version="1.0" encoding="utf-8"?>
<math xmlns="http://www.w3.org/1998/Math/MathML" display="block">
  <semantics>
    <mrow>
      <msub>
        <mi>g</mi>
        <mn>4</mn>
      </msub>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g} rsub {4} =  {− mlcosθ}over {left (m + M right ) {J} rsub {p} − {m} ^ {2} {l} ^ {2} {cos} ^ {2} θ} </annotation>
  </semantics>
</math>
</file>

<file path=Object 16/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17/content.xml><?xml version="1.0" encoding="utf-8"?>
<math xmlns="http://www.w3.org/1998/Math/MathML" display="block">
  <semantics>
    <mrow>
      <msub>
        <mi>x</mi>
        <mn>1</mn>
      </msub>
      <mo stretchy="false">=</mo>
      <mi>x</mi>
    </mrow>
    <annotation encoding="StarMath 5.0">{ x} rsub { 1}=x</annotation>
  </semantics>
</math>
</file>

<file path=Object 18/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19/content.xml><?xml version="1.0" encoding="utf-8"?>
<math xmlns="http://www.w3.org/1998/Math/MathML" display="block">
  <semantics>
    <mrow>
      <mi>u</mi>
      <mo stretchy="false">=</mo>
      <mi>F</mi>
    </mrow>
    <annotation encoding="StarMath 5.0">u = F</annotation>
  </semantics>
</math>
</file>

<file path=Object 2/content.xml><?xml version="1.0" encoding="utf-8"?>
<math xmlns="http://www.w3.org/1998/Math/MathML" display="block">
  <semantics>
    <msub>
      <mi>q</mi>
      <mi>i</mi>
    </msub>
    <annotation encoding="StarMath 5.0">{q} rsub {i}</annotation>
  </semantics>
</math>
</file>

<file path=Object 20/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21/content.xml><?xml version="1.0" encoding="utf-8"?>
<math xmlns="http://www.w3.org/1998/Math/MathML" display="block">
  <semantics>
    <mrow>
      <msub>
        <mi>x</mi>
        <mn>2</mn>
      </msub>
      <mo stretchy="false">=</mo>
      <mover accent="true">
        <mi>x</mi>
        <mo stretchy="false">˙</mo>
      </mover>
    </mrow>
    <annotation encoding="StarMath 5.0">{ x} rsub { 2}=dot x</annotation>
  </semantics>
</math>
</file>

<file path=Object 22/content.xml><?xml version="1.0" encoding="utf-8"?>
<math xmlns="http://www.w3.org/1998/Math/MathML" display="block">
  <semantics>
    <munder accentunder="true">
      <mover accent="true">
        <mi>x</mi>
        <mo stretchy="true">^</mo>
      </mover>
      <mo>̲</mo>
    </munder>
    <annotation encoding="StarMath 5.0">underline {widehat {x}}</annotation>
  </semantics>
</math>
</file>

<file path=Object 23/content.xml><?xml version="1.0" encoding="utf-8"?>
<math xmlns="http://www.w3.org/1998/Math/MathML" display="block">
  <semantics>
    <mrow>
      <msub>
        <mi>x</mi>
        <mn>3</mn>
      </msub>
      <mo stretchy="false">=</mo>
      <mi mathvariant="normal">θ</mi>
    </mrow>
    <annotation encoding="StarMath 5.0">{ x} rsub { 3}=%theta </annotation>
  </semantics>
</math>
</file>

<file path=Object 24/content.xml><?xml version="1.0" encoding="utf-8"?>
<math xmlns="http://www.w3.org/1998/Math/MathML" display="block">
  <semantics>
    <munder accentunder="true">
      <mi>x</mi>
      <mo>̲</mo>
    </munder>
    <annotation encoding="StarMath 5.0">underline {x}</annotation>
  </semantics>
</math>
</file>

<file path=Object 25/content.xml><?xml version="1.0" encoding="utf-8"?>
<math xmlns="http://www.w3.org/1998/Math/MathML" display="block">
  <semantics>
    <mrow>
      <mrow>
        <mover accent="true">
          <msub>
            <mi>x</mi>
            <mn>4</mn>
          </msub>
          <mo stretchy="false">˙</mo>
        </mover>
        <mo stretchy="false">=</mo>
        <mrow>
          <msub>
            <mi>f</mi>
            <mn>4</mn>
          </msub>
          <mo stretchy="false">+</mo>
          <msub>
            <mi>g</mi>
            <mn>4</mn>
          </msub>
        </mrow>
      </mrow>
      <mi>u</mi>
    </mrow>
    <annotation encoding="StarMath 5.0">dot { x} rsub { 4}={f}rsub { 4 }+{ g }rsub{ 4 } u</annotation>
  </semantics>
</math>
</file>

<file path=Object 26/content.xml><?xml version="1.0" encoding="utf-8"?>
<math xmlns="http://www.w3.org/1998/Math/MathML" display="block">
  <semantics>
    <munder accentunder="true">
      <mi>L</mi>
      <mo>̲</mo>
    </munder>
    <annotation encoding="StarMath 5.0">underline {L}</annotation>
  </semantics>
</math>
</file>

<file path=Object 27/content.xml><?xml version="1.0" encoding="utf-8"?>
<math xmlns="http://www.w3.org/1998/Math/MathML" display="block">
  <semantics>
    <mrow>
      <mover accent="true">
        <msub>
          <mi>x</mi>
          <mn>1</mn>
        </msub>
        <mo stretchy="false">˙</mo>
      </mover>
      <mo stretchy="false">=</mo>
      <msub>
        <mi>x</mi>
        <mn>2</mn>
      </msub>
    </mrow>
    <annotation encoding="StarMath 5.0">dot { x} rsub { 1}={ x }rsub { 2 }</annotation>
  </semantics>
</math>
</file>

<file path=Object 28/content.xml><?xml version="1.0" encoding="utf-8"?>
<math xmlns="http://www.w3.org/1998/Math/MathML" display="block">
  <semantics>
    <munder accentunder="true">
      <mi>L</mi>
      <mo>̲</mo>
    </munder>
    <annotation encoding="StarMath 5.0">underline {L}</annotation>
  </semantics>
</math>
</file>

<file path=Object 29/content.xml><?xml version="1.0" encoding="utf-8"?>
<math xmlns="http://www.w3.org/1998/Math/MathML" display="block">
  <semantics>
    <mrow>
      <mrow>
        <mover accent="true">
          <msub>
            <mi>x</mi>
            <mn>2</mn>
          </msub>
          <mo stretchy="false">˙</mo>
        </mover>
        <mo stretchy="false">=</mo>
        <mrow>
          <msub>
            <mi>f</mi>
            <mn>2</mn>
          </msub>
          <mo stretchy="false">+</mo>
          <msub>
            <mi>g</mi>
            <mn>2</mn>
          </msub>
        </mrow>
      </mrow>
      <mi>u</mi>
    </mrow>
    <annotation encoding="StarMath 5.0">dot{ x} rsub { 2}={ f }rsub{ 2 }+{ g }rsub{ 2 } u</annotation>
  </semantics>
</math>
</file>

<file path=Object 3/content.xml><?xml version="1.0" encoding="utf-8"?>
<math xmlns="http://www.w3.org/1998/Math/MathML" display="block">
  <semantics>
    <mrow>
      <mrow>
        <mover accent="true">
          <mi>θ</mi>
          <mo stretchy="false">¨</mo>
        </mover>
        <mo stretchy="false">=</mo>
        <mrow>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θ} = {left (m + M right ) mglsinθ − {m} ^ {2} {l} ^ {2} {dot {θ}} ^ {2} cosθsinθ} over {left (m + M right ) {J} rsub {p} − {m} ^ {2} {l} ^ {2} {cos} ^ {2} θ}+ {− mlcosθ}over {left (m + M right ) {J} rsub {p} − {m} ^ {2} {l} ^ {2} {cos} ^ {2} θ} F</annotation>
  </semantics>
</math>
</file>

<file path=Object 30/content.xml><?xml version="1.0" encoding="utf-8"?>
<math xmlns="http://www.w3.org/1998/Math/MathML" display="block">
  <semantics>
    <mrow>
      <mi>t</mi>
      <mi>→</mi>
      <mi>∞</mi>
    </mrow>
    <annotation encoding="StarMath 5.0">t → ∞</annotation>
  </semantics>
</math>
</file>

<file path=Object 31/content.xml><?xml version="1.0" encoding="utf-8"?>
<math xmlns="http://www.w3.org/1998/Math/MathML" display="block">
  <semantics>
    <mrow>
      <mover accent="true">
        <msub>
          <mi>x</mi>
          <mn>3</mn>
        </msub>
        <mo stretchy="false">˙</mo>
      </mover>
      <mo stretchy="false">=</mo>
      <msub>
        <mi>x</mi>
        <mn>4</mn>
      </msub>
    </mrow>
    <annotation encoding="StarMath 5.0">dot{ x} rsub { 3}={x}rsub{ 4 } </annotation>
  </semantics>
</math>
</file>

<file path=Object 32/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x</mi>
                  <mo stretchy="false">˙</mo>
                </mover>
                <mo>̲</mo>
              </munder>
            </mrow>
            <mi>−</mi>
            <munder accentunder="true">
              <mover accent="true">
                <mover accent="true">
                  <mi>x</mi>
                  <mo stretchy="true">^</mo>
                </mover>
                <mo stretchy="false">˙</mo>
              </mover>
              <mo>̲</mo>
            </munder>
            <mspace width="59.5em"/>
          </mrow>
        </mtd>
      </mtr>
      <mtr>
        <mtd>
          <mrow>
            <mrow>
              <mrow/>
              <mo stretchy="false">=</mo>
              <munder accentunder="true">
                <mi>F</mi>
                <mo>̲</mo>
              </munder>
            </mrow>
            <mrow>
              <mo fence="true" stretchy="true">(</mo>
              <mrow>
                <mrow>
                  <munder accentunder="true">
                    <mi>x</mi>
                    <mo>̲</mo>
                  </munder>
                  <mi>,</mi>
                  <munder accentunder="true">
                    <mi>u</mi>
                    <mo>̲</mo>
                  </munder>
                </mrow>
              </mrow>
              <mo fence="true" stretchy="true">)</mo>
            </mrow>
            <mi>−</mi>
            <munder accentunder="true">
              <mi>F</mi>
              <mo>̲</mo>
            </munder>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mtd>
      </mtr>
    </mtable>
    <annotation encoding="StarMath 5.0">stack { underline {dot {widetilde {x}}} = underline {dot {x}} − underline {dot {widehat {x}}}  ``````````````````````````````````````````````````````````````````````````````````````````````````````````````````````` # {}= underline {F} left (underline {x} , underline {u} right ) − underline {F} left (underline {widehat {x}} , underline {u} right ) − underline {L} left (underline {widehat {x}} , underline {u} right ) ⋅ left (underline {y} − underline {widehat {y}} right ) }</annotation>
  </semantics>
</math>
</file>

<file path=Object 33/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34/content.xml><?xml version="1.0" encoding="utf-8"?>
<math xmlns="http://www.w3.org/1998/Math/MathML" display="block">
  <semantics>
    <munder accentunder="true">
      <mi>F</mi>
      <mo>̲</mo>
    </munder>
    <annotation encoding="StarMath 5.0">underline {F}</annotation>
  </semantics>
</math>
</file>

<file path=Object 35/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36/content.xml><?xml version="1.0" encoding="utf-8"?>
<math xmlns="http://www.w3.org/1998/Math/MathML" display="block">
  <semantics>
    <munder accentunder="true">
      <mi>c</mi>
      <mo>̲</mo>
    </munder>
    <annotation encoding="StarMath 5.0">underline {c}</annotation>
  </semantics>
</math>
</file>

<file path=Object 37/content.xml><?xml version="1.0" encoding="utf-8"?>
<math xmlns="http://www.w3.org/1998/Math/MathML" display="block">
  <semantics>
    <mrow>
      <munder accentunder="true">
        <mi>f</mi>
        <mo>̲</mo>
      </munder>
      <mrow>
        <mrow>
          <mo fence="true" stretchy="true">(</mo>
          <mrow>
            <mrow>
              <munder accentunder="true">
                <mi>x</mi>
                <mo>̲</mo>
              </munder>
              <mi>,</mi>
              <munder accentunder="true">
                <mi>u</mi>
                <mo>̲</mo>
              </munder>
            </mrow>
          </mrow>
          <mo fence="true" stretchy="true">)</mo>
        </mrow>
        <mo stretchy="false">=</mo>
        <mtable>
          <mtr>
            <mtd>
              <msub>
                <mi>x</mi>
                <mn>2</mn>
              </msub>
            </mtd>
          </mtr>
          <mtr>
            <mtd>
              <mrow>
                <mrow>
                  <msub>
                    <mi>f</mi>
                    <mn>2</mn>
                  </msub>
                  <mo stretchy="false">+</mo>
                  <msub>
                    <mi>g</mi>
                    <mn>2</mn>
                  </msub>
                </mrow>
                <mi>u</mi>
              </mrow>
            </mtd>
          </mtr>
          <mtr>
            <mtd>
              <msub>
                <mi>x</mi>
                <mn>4</mn>
              </msub>
            </mtd>
          </mtr>
          <mtr>
            <mtd>
              <mrow>
                <msub>
                  <mi>f</mi>
                  <mn>4</mn>
                </msub>
                <mo stretchy="false">+</mo>
                <msub>
                  <mi>g</mi>
                  <mn>4</mn>
                </msub>
              </mrow>
            </mtd>
          </mtr>
        </mtable>
      </mrow>
    </mrow>
    <annotation encoding="StarMath 5.0">underline {f} left (underline {x} , underline {u} right )= matrix{ {x}rsub{2} ## {f}rsub {2}+{g}rsub{2} u ## {x}rsub{4} ## {f}rsub{4}+{g}rsub{4} }</annotation>
  </semantics>
</math>
</file>

<file path=Object 38/content.xml><?xml version="1.0" encoding="utf-8"?>
<math xmlns="http://www.w3.org/1998/Math/MathML" display="block">
  <semantics>
    <munder accentunder="true">
      <mover accent="true">
        <mi>x</mi>
        <mo stretchy="true">^</mo>
      </mover>
      <mo>̲</mo>
    </munder>
    <annotation encoding="StarMath 5.0">underline {widehat {x}}</annotation>
  </semantics>
</math>
</file>

<file path=Object 39/content.xml><?xml version="1.0" encoding="utf-8"?>
<math xmlns="http://www.w3.org/1998/Math/MathML" display="block">
  <semantics>
    <mrow>
      <munder accentunder="true">
        <mi>c</mi>
        <mo>̲</mo>
      </munder>
      <mrow>
        <mrow>
          <mo fence="true" stretchy="true">(</mo>
          <mrow>
            <munder accentunder="true">
              <mi>x</mi>
              <mo>̲</mo>
            </munder>
          </mrow>
          <mo fence="true" stretchy="true">)</mo>
        </mrow>
        <mo stretchy="false">=</mo>
        <mtable>
          <mtr>
            <mtd>
              <msub>
                <mi>x</mi>
                <mn>1</mn>
              </msub>
            </mtd>
          </mtr>
          <mtr>
            <mtd>
              <msub>
                <mi>x</mi>
                <mn>3</mn>
              </msub>
            </mtd>
          </mtr>
        </mtable>
      </mrow>
    </mrow>
    <annotation encoding="StarMath 5.0">underline {c} left (underline {x} right )= matrix{ {x}rsub{1} ## {x}rsub{3}} </annotation>
  </semantics>
</math>
</file>

<file path=Object 4/content.xml><?xml version="1.0" encoding="utf-8"?>
<math xmlns="http://www.w3.org/1998/Math/MathML" display="block">
  <semantics>
    <mrow>
      <mfrac>
        <mi>d</mi>
        <mi mathvariant="italic">dt</mi>
      </mfrac>
      <mfrac>
        <mrow>
          <mi>∂</mi>
          <mi>L</mi>
        </mrow>
        <mrow>
          <mi>∂</mi>
          <mover accent="true">
            <msub>
              <mi>q</mi>
              <mi>i</mi>
            </msub>
            <mo stretchy="false">˙</mo>
          </mover>
        </mrow>
      </mfrac>
      <mi>−</mi>
      <mrow>
        <mfrac>
          <mrow>
            <mi>∂</mi>
            <mi>L</mi>
          </mrow>
          <mrow>
            <mi>∂</mi>
            <msub>
              <mi>q</mi>
              <mi>i</mi>
            </msub>
          </mrow>
        </mfrac>
        <mo stretchy="false">=</mo>
        <msub>
          <mi>Q</mi>
          <mi>i</mi>
        </msub>
      </mrow>
    </mrow>
    <annotation encoding="StarMath 5.0">{d} over {dt} {∂ L} over {∂ dot {{q} rsub {i}}} − {∂ L} over {∂ {q} rsub {i}} = {Q} rsub {i}</annotation>
  </semantics>
</math>
</file>

<file path=Object 40/content.xml><?xml version="1.0" encoding="utf-8"?>
<math xmlns="http://www.w3.org/1998/Math/MathML" display="block">
  <semantics>
    <mtable>
      <mtr>
        <mtd>
          <mrow>
            <mrow>
              <munder accentunder="true">
                <mover accent="true">
                  <mover accent="true">
                    <mi>x</mi>
                    <mo stretchy="true">~</mo>
                  </mover>
                  <mo stretchy="fals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r>
        <mtd>
          <mrow>
            <mrow>
              <mrow/>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under accentunder="true">
              <mover accent="true">
                <mi>x</mi>
                <mo stretchy="true">~</mo>
              </mover>
              <mo>̲</mo>
            </munder>
            <mspace width="38.5em"/>
          </mrow>
        </mtd>
      </mtr>
    </mtable>
    <annotation encoding="StarMath 5.0">stack { underline {dot {widetilde {x}}} = left ({∂ underline {F}} over {∂ underline {x}} left (underline {widehat {x}} , underline {u} right ) − underline {L} left (underline {widehat {x}} , underline {u} right ) ⋅ {∂ underline {c}} over {∂ underline {x}} left (underline {widehat {x}} right ) right ) underline {widetilde {x}}  # {} = underline {widehat {F}} left (underline {widehat {x}} , underline {u} right ) underline {widetilde {x}} `````````````````````````````````````````````````````````````````````````````}</annotation>
  </semantics>
</math>
</file>

<file path=Object 41/content.xml><?xml version="1.0" encoding="utf-8"?>
<math xmlns="http://www.w3.org/1998/Math/MathML" display="block">
  <semantics>
    <mrow>
      <msub>
        <mi>y</mi>
        <mn>2</mn>
      </msub>
      <mo stretchy="false">=</mo>
      <mi mathvariant="normal">θ</mi>
    </mrow>
    <annotation encoding="StarMath 5.0">{ y} rsub { 2}=%theta </annotation>
  </semantics>
</math>
</file>

<file path=Object 42/content.xml><?xml version="1.0" encoding="utf-8"?>
<math xmlns="http://www.w3.org/1998/Math/MathML" display="block">
  <semantics>
    <munder accentunder="true">
      <mi>L</mi>
      <mo>̲</mo>
    </munder>
    <annotation encoding="StarMath 5.0">underline {L}</annotation>
  </semantics>
</math>
</file>

<file path=Object 43/content.xml><?xml version="1.0" encoding="utf-8"?>
<math xmlns="http://www.w3.org/1998/Math/MathML" display="block">
  <semantics>
    <mrow>
      <msub>
        <mi>y</mi>
        <mn>1</mn>
      </msub>
      <mo stretchy="false">=</mo>
      <mi>x</mi>
    </mrow>
    <annotation encoding="StarMath 5.0">{ y} rsub { 1}=x</annotation>
  </semantics>
</math>
</file>

<file path=Object 44/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o stretchy="false">∏</mo>
          <mrow>
            <mo fence="true" stretchy="true">(</mo>
            <mrow>
              <mrow>
                <mi>s</mi>
                <mi>−</mi>
                <msub>
                  <mi>p</mi>
                  <mi>i</mi>
                </msub>
              </mrow>
            </mrow>
            <mo fence="true" stretchy="true">)</mo>
          </mrow>
        </mrow>
      </mrow>
    </mrow>
    <annotation encoding="StarMath 5.0">det left (s {underline {I}} rsub {n} − underline {widehat {F}} left (underline {widehat {x}} , underline {u} right ) right ) = prod {left (s − {p} rsub {i} right )}</annotation>
  </semantics>
</math>
</file>

<file path=Object 45/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46/content.xml><?xml version="1.0" encoding="utf-8"?>
<math xmlns="http://www.w3.org/1998/Math/MathML" display="block">
  <semantics>
    <mrow>
      <mrow>
        <mi>J</mi>
        <mo stretchy="false">=</mo>
        <mfrac>
          <mn>1</mn>
          <mn>2</mn>
        </mfrac>
      </mrow>
      <mrow>
        <mo stretchy="false">∫</mo>
        <mrow>
          <mrow>
            <mo fence="true" stretchy="true">(</mo>
            <mrow>
              <mrow>
                <munder accentunder="true">
                  <msup>
                    <mi>x</mi>
                    <mi>T</mi>
                  </msup>
                  <mo>̲</mo>
                </munder>
                <munder accentunder="true">
                  <mi>Q</mi>
                  <mo>̲</mo>
                </munder>
                <mrow>
                  <munder accentunder="true">
                    <mi>x</mi>
                    <mo>̲</mo>
                  </munder>
                  <mo stretchy="false">+</mo>
                  <munder accentunder="true">
                    <msup>
                      <mi>u</mi>
                      <mi>T</mi>
                    </msup>
                    <mo>̲</mo>
                  </munder>
                </mrow>
                <munder accentunder="true">
                  <mi>S</mi>
                  <mo>̲</mo>
                </munder>
                <munder accentunder="true">
                  <mi>u</mi>
                  <mo>̲</mo>
                </munder>
              </mrow>
            </mrow>
            <mo fence="true" stretchy="true">)</mo>
          </mrow>
          <mi mathvariant="italic">dt</mi>
        </mrow>
      </mrow>
    </mrow>
    <annotation encoding="StarMath 5.0">J = {1} over {2} int {left (underline {{x} ^ {T}} underline {Q} underline {x} + underline {{u} ^ {T}} underline {S} underline {u} right ) dt}</annotation>
  </semantics>
</math>
</file>

<file path=Object 47/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48/content.xml><?xml version="1.0" encoding="utf-8"?>
<math xmlns="http://www.w3.org/1998/Math/MathML" display="block">
  <semantics>
    <munder accentunder="true">
      <mi>Q</mi>
      <mo>̲</mo>
    </munder>
    <annotation encoding="StarMath 5.0">underline {Q}</annotation>
  </semantics>
</math>
</file>

<file path=Object 49/content.xml><?xml version="1.0" encoding="utf-8"?>
<math xmlns="http://www.w3.org/1998/Math/MathML" display="block">
  <semantics>
    <mrow>
      <mrow>
        <munder accentunder="true">
          <mi>L</mi>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L} = underline {c} left (underline {widehat {x}} right )</annotation>
  </semantics>
</math>
</file>

<file path=Object 5/content.xml><?xml version="1.0" encoding="utf-8"?>
<math xmlns="http://www.w3.org/1998/Math/MathML" display="block">
  <semantics>
    <mrow>
      <mrow>
        <mover accent="true">
          <mi>x</mi>
          <mo stretchy="false">¨</mo>
        </mover>
        <mo stretchy="false">=</mo>
        <mrow>
          <msub>
            <mi>f</mi>
            <mn>2</mn>
          </msub>
          <mo stretchy="false">+</mo>
          <msub>
            <mi>g</mi>
            <mn>2</mn>
          </msub>
        </mrow>
      </mrow>
      <mi>u</mi>
    </mrow>
    <annotation encoding="StarMath 5.0">ddot {x} = {f} rsub {2} + {g} rsub {2} u</annotation>
  </semantics>
</math>
</file>

<file path=Object 50/content.xml><?xml version="1.0" encoding="utf-8"?>
<math xmlns="http://www.w3.org/1998/Math/MathML" display="block">
  <semantics>
    <munder accentunder="true">
      <mi>S</mi>
      <mo>̲</mo>
    </munder>
    <annotation encoding="StarMath 5.0">underline {S}</annotation>
  </semantics>
</math>
</file>

<file path=Object 51/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row>
              <munder accentunder="true">
                <mover accent="true">
                  <mi>x</mi>
                  <mo stretchy="tru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able>
    <annotation encoding="StarMath 5.0">stack { underline {dot {widetilde {x}}}=underline {widehat {F}} left (underline {widehat {x}} , underline {u} right ) underline {widetilde {x}}= left ({∂ underline {f}} over {∂ underline {x}} left (underline {widehat {x}} , underline {u} right ) − underline {L} left (underline {widehat {x}} , underline {u} right ) ⋅ {∂ underline {c}} over {∂ underline {x}} left (underline {widehat {x}} right ) right ) underline {widetilde {x}}}</annotation>
  </semantics>
</math>
</file>

<file path=Object 52/content.xml><?xml version="1.0" encoding="utf-8"?>
<math xmlns="http://www.w3.org/1998/Math/MathML" display="block">
  <semantics>
    <mrow>
      <munder accentunder="true">
        <mi>u</mi>
        <mo>̲</mo>
      </munder>
      <mrow>
        <mo fence="true" stretchy="true">(</mo>
        <mrow>
          <mi>t</mi>
        </mrow>
        <mo fence="true" stretchy="true">)</mo>
      </mrow>
    </mrow>
    <annotation encoding="StarMath 5.0">underline {u} left (t right )</annotation>
  </semantics>
</math>
</file>

<file path=Object 5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54/content.xml><?xml version="1.0" encoding="utf-8"?>
<math xmlns="http://www.w3.org/1998/Math/MathML" display="block">
  <semantics>
    <mrow>
      <mrow>
        <munder accentunder="true">
          <mover accent="true">
            <mi>x</mi>
            <mo stretchy="false">˙</mo>
          </mover>
          <mo>̲</mo>
        </munder>
        <mo stretchy="false">=</mo>
        <munder accentunder="true">
          <mi mathvariant="italic">Ax</mi>
          <mo>̲</mo>
        </munder>
      </mrow>
      <mrow>
        <mrow>
          <mo fence="true" stretchy="true">(</mo>
          <mrow>
            <mi>t</mi>
          </mrow>
          <mo fence="true" stretchy="true">)</mo>
        </mrow>
        <mo stretchy="false">+</mo>
        <munder accentunder="true">
          <mi mathvariant="italic">Bu</mi>
          <mo>̲</mo>
        </munder>
      </mrow>
      <mrow>
        <mo fence="true" stretchy="true">(</mo>
        <mrow>
          <mi>t</mi>
        </mrow>
        <mo fence="true" stretchy="true">)</mo>
      </mrow>
    </mrow>
    <annotation encoding="StarMath 5.0">underline {dot {x}} = underline {Ax} left (t right ) + underline {Bu} left (t right )</annotation>
  </semantics>
</math>
</file>

<file path=Object 55/content.xml><?xml version="1.0" encoding="utf-8"?>
<math xmlns="http://www.w3.org/1998/Math/MathML" display="block">
  <semantics>
    <mrow>
      <mi>t</mi>
      <mi>→</mi>
      <mi>∞</mi>
    </mrow>
    <annotation encoding="StarMath 5.0">t → ∞</annotation>
  </semantics>
</math>
</file>

<file path=Object 56/content.xml><?xml version="1.0" encoding="utf-8"?>
<math xmlns="http://www.w3.org/1998/Math/MathML" display="block">
  <semantics>
    <mrow>
      <mi>u</mi>
      <mrow>
        <mrow>
          <mo fence="true" stretchy="true">(</mo>
          <mrow>
            <mi>t</mi>
          </mrow>
          <mo fence="true" stretchy="true">)</mo>
        </mrow>
        <mo stretchy="false">=</mo>
        <munder accentunder="true">
          <mi>K</mi>
          <mo>̲</mo>
        </munder>
      </mrow>
      <munder accentunder="true">
        <mi>x</mi>
        <mo>̲</mo>
      </munder>
      <mrow>
        <mo fence="true" stretchy="true">(</mo>
        <mrow>
          <mi>t</mi>
        </mrow>
        <mo fence="true" stretchy="true">)</mo>
      </mrow>
    </mrow>
    <annotation encoding="StarMath 5.0">u left (t right ) = underline {K} underline {x} left (t right )</annotation>
  </semantics>
</math>
</file>

<file path=Object 57/content.xml><?xml version="1.0" encoding="utf-8"?>
<math xmlns="http://www.w3.org/1998/Math/MathML" display="block">
  <semantics>
    <munder accentunder="true">
      <mi>L</mi>
      <mo>̲</mo>
    </munder>
    <annotation encoding="StarMath 5.0">underline {L}</annotation>
  </semantics>
</math>
</file>

<file path=Object 58/content.xml><?xml version="1.0" encoding="utf-8"?>
<math xmlns="http://www.w3.org/1998/Math/MathML" display="block">
  <semantics>
    <mrow>
      <mrow>
        <munder accentunder="true">
          <mi>K</mi>
          <mo>̲</mo>
        </munder>
        <mo stretchy="false">=</mo>
        <mi>−</mi>
      </mrow>
      <munder accentunder="true">
        <msup>
          <mi>S</mi>
          <mrow>
            <mi>−</mi>
            <mn>1</mn>
          </mrow>
        </msup>
        <mo>̲</mo>
      </munder>
      <munder accentunder="true">
        <mi>B</mi>
        <mo>̲</mo>
      </munder>
      <munder accentunder="true">
        <mi>P</mi>
        <mo>̲</mo>
      </munder>
      <munder accentunder="true">
        <mi>x</mi>
        <mo>̲</mo>
      </munder>
      <mrow>
        <mo fence="true" stretchy="true">(</mo>
        <mrow>
          <mi>t</mi>
        </mrow>
        <mo fence="true" stretchy="true">)</mo>
      </mrow>
    </mrow>
    <annotation encoding="StarMath 5.0">underline {K} = − underline {{S} ^ {− 1}} underline {B} underline {P} underline {x} left (t right )</annotation>
  </semantics>
</math>
</file>

<file path=Object 59/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underover>
            <mo stretchy="false">∏</mo>
            <mrow>
              <mi>i</mi>
              <mo stretchy="false">=</mo>
              <mn>1</mn>
            </mrow>
            <mi>n</mi>
          </munderover>
          <mrow>
            <mo fence="true" stretchy="true">(</mo>
            <mrow>
              <mrow>
                <mi>s</mi>
                <mi>−</mi>
                <msub>
                  <mi>p</mi>
                  <mi>i</mi>
                </msub>
              </mrow>
            </mrow>
            <mo fence="true" stretchy="true">)</mo>
          </mrow>
        </mrow>
      </mrow>
    </mrow>
    <annotation encoding="StarMath 5.0">det left (s {underline {I}} rsub {n} − underline {widehat {F}} left (underline {widehat {x}} , underline {u} right ) right ) = prod from{i=1} to{n}{left (s − {p} rsub {i} right )}</annotation>
  </semantics>
</math>
</file>

<file path=Object 6/content.xml><?xml version="1.0" encoding="utf-8"?>
<math xmlns="http://www.w3.org/1998/Math/MathML" display="block">
  <semantics>
    <mrow>
      <mrow>
        <mi>L</mi>
        <mo stretchy="false">=</mo>
        <mi>T</mi>
      </mrow>
      <mi>−</mi>
      <mi>V</mi>
    </mrow>
    <annotation encoding="StarMath 5.0">L = T − V</annotation>
  </semantics>
</math>
</file>

<file path=Object 60/content.xml><?xml version="1.0" encoding="utf-8"?>
<math xmlns="http://www.w3.org/1998/Math/MathML" display="block"/>
</file>

<file path=Object 61/content.xml><?xml version="1.0" encoding="utf-8"?>
<math xmlns="http://www.w3.org/1998/Math/MathML" display="block">
  <semantics>
    <mrow>
      <mfrac>
        <mrow>
          <mi>∂</mi>
          <munder accentunder="true">
            <mi>f</mi>
            <mo>̲</mo>
          </munder>
        </mrow>
        <mrow>
          <mi>∂</mi>
          <munder accentunder="true">
            <mi>x</mi>
            <mo>̲</mo>
          </munder>
        </mrow>
      </mfrac>
      <mi>,</mi>
      <mfrac>
        <mrow>
          <mi>∂</mi>
          <munder accentunder="true">
            <mi>c</mi>
            <mo>̲</mo>
          </munder>
        </mrow>
        <mrow>
          <mi>∂</mi>
          <munder accentunder="true">
            <mi>x</mi>
            <mo>̲</mo>
          </munder>
        </mrow>
      </mfrac>
      <mi>,</mi>
      <munder accentunder="true">
        <mi>L</mi>
        <mo>̲</mo>
      </munder>
    </mrow>
    <annotation encoding="StarMath 5.0">{∂ underline {f}} over {∂ underline {x}} ,{∂ underline {c}} over {∂ underline {x}} ,underline {L}</annotation>
  </semantics>
</math>
</file>

<file path=Object 62/content.xml><?xml version="1.0" encoding="utf-8"?>
<math xmlns="http://www.w3.org/1998/Math/MathML" display="block">
  <semantics>
    <mrow>
      <msup>
        <munder accentunder="true">
          <mrow>
            <mi>P</mi>
            <mi>B</mi>
            <mi>S</mi>
          </mrow>
          <mo>̲</mo>
        </munder>
        <mrow>
          <mi>−</mi>
          <mn>1</mn>
        </mrow>
      </msup>
      <msup>
        <munder accentunder="true">
          <mi>B</mi>
          <mo>̲</mo>
        </munder>
        <mi>T</mi>
      </msup>
      <munder accentunder="true">
        <mi>P</mi>
        <mo>̲</mo>
      </munder>
      <mi>−</mi>
      <munder accentunder="true">
        <mi mathvariant="italic">PA</mi>
        <mo>̲</mo>
      </munder>
      <mi>−</mi>
      <msup>
        <munder accentunder="true">
          <mi>A</mi>
          <mo>̲</mo>
        </munder>
        <mi>T</mi>
      </msup>
      <munder accentunder="true">
        <mi>P</mi>
        <mo>̲</mo>
      </munder>
      <mi>−</mi>
      <mrow>
        <munder accentunder="true">
          <mi>Q</mi>
          <mo>̲</mo>
        </munder>
        <mo stretchy="false">=</mo>
        <munder accentunder="true">
          <mn>0</mn>
          <mo>̲</mo>
        </munder>
      </mrow>
    </mrow>
    <annotation encoding="StarMath 5.0">{underline {P B S}} ^ {− 1} {underline {B}} ^ {T} underline {P} − underline {PA} − {underline {A}} ^ {T} underline {P} − underline {Q} = underline {0}</annotation>
  </semantics>
</math>
</file>

<file path=Object 63/content.xml><?xml version="1.0" encoding="utf-8"?>
<math xmlns="http://www.w3.org/1998/Math/MathML" display="block">
  <semantics>
    <munder accentunder="true">
      <mi>L</mi>
      <mo>̲</mo>
    </munder>
    <annotation encoding="StarMath 5.0">underline {L}</annotation>
  </semantics>
</math>
</file>

<file path=Object 64/content.xml><?xml version="1.0" encoding="utf-8"?>
<math xmlns="http://www.w3.org/1998/Math/MathML" display="block">
  <semantics>
    <munder accentunder="true">
      <mi>K</mi>
      <mo>̲</mo>
    </munder>
    <annotation encoding="StarMath 5.0">underline {K}</annotation>
  </semantics>
</math>
</file>

<file path=Object 65/content.xml><?xml version="1.0" encoding="utf-8"?>
<math xmlns="http://www.w3.org/1998/Math/MathML" display="block">
  <semantics>
    <mrow>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o stretchy="false">=</mo>
        <mfrac>
          <mrow>
            <mi>∂</mi>
            <munder accentunder="true">
              <mi>f</mi>
              <mo>̲</mo>
            </munder>
          </mrow>
          <mrow>
            <mi>∂</mi>
            <munder accentunder="true">
              <mi>x</mi>
              <mo>̲</mo>
            </munder>
          </mrow>
        </mfrac>
      </mrow>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annotation encoding="StarMath 5.0">underline {widehat {F}} left (underline {widehat {x}} , underline {u} right )= {∂ underline {f}} over {∂ underline {x}} left (underline {widehat {x}} , underline {u} right ) − underline {L} left (underline {widehat {x}} , underline {u} right ) ⋅ {∂ underline {c}} over {∂ underline {x}} left (underline {widehat {x}} right )</annotation>
  </semantics>
</math>
</file>

<file path=Object 66/content.xml><?xml version="1.0" encoding="utf-8"?>
<math xmlns="http://www.w3.org/1998/Math/MathML" display="block">
  <semantics>
    <munder accentunder="true">
      <mi>P</mi>
      <mo>̲</mo>
    </munder>
    <annotation encoding="StarMath 5.0">underline {P}</annotation>
  </semantics>
</math>
</file>

<file path=Object 67/content.xml><?xml version="1.0" encoding="utf-8"?>
<math xmlns="http://www.w3.org/1998/Math/MathML" display="block">
  <semantics>
    <munder accentunder="true">
      <mover accent="true">
        <mi>F</mi>
        <mo stretchy="true">^</mo>
      </mover>
      <mo>̲</mo>
    </munder>
    <annotation encoding="StarMath 5.0">underline {widehat {F}}</annotation>
  </semantics>
</math>
</file>

<file path=Object 68/content.xml><?xml version="1.0" encoding="utf-8"?>
<math xmlns="http://www.w3.org/1998/Math/MathML" display="block">
  <semantics>
    <mi>M</mi>
    <annotation encoding="StarMath 5.0">M</annotation>
  </semantics>
</math>
</file>

<file path=Object 69/content.xml><?xml version="1.0" encoding="utf-8"?>
<math xmlns="http://www.w3.org/1998/Math/MathML" display="block">
  <semantics>
    <munder accentunder="true">
      <mover accent="true">
        <mi>F</mi>
        <mo stretchy="true">^</mo>
      </mover>
      <mo>̲</mo>
    </munder>
    <annotation encoding="StarMath 5.0">underline {widehat {F}}</annotation>
  </semantics>
</math>
</file>

<file path=Object 7/content.xml><?xml version="1.0" encoding="utf-8"?>
<math xmlns="http://www.w3.org/1998/Math/MathML" display="block">
  <semantics>
    <mrow>
      <mrow>
        <mover accent="true">
          <mi>θ</mi>
          <mo stretchy="false">¨</mo>
        </mover>
        <mo stretchy="false">=</mo>
        <mrow>
          <msub>
            <mi>f</mi>
            <mn>4</mn>
          </msub>
          <mo stretchy="false">+</mo>
          <msub>
            <mi>g</mi>
            <mn>4</mn>
          </msub>
        </mrow>
      </mrow>
      <mi>u</mi>
    </mrow>
    <annotation encoding="StarMath 5.0">ddot {θ} = {f} rsub {4} + {g} rsub {4} u</annotation>
  </semantics>
</math>
</file>

<file path=Object 70/content.xml><?xml version="1.0" encoding="utf-8"?>
<math xmlns="http://www.w3.org/1998/Math/MathML" display="block">
  <semantics>
    <mrow>
      <mn>18.2</mn>
      <mi mathvariant="italic">kg</mi>
    </mrow>
    <annotation encoding="StarMath 5.0">18.2 kg</annotation>
  </semantics>
</math>
</file>

<file path=Object 71/content.xml><?xml version="1.0" encoding="utf-8"?>
<math xmlns="http://www.w3.org/1998/Math/MathML" display="block">
  <semantics>
    <munder accentunder="true">
      <mover accent="true">
        <mi>F</mi>
        <mo stretchy="true">^</mo>
      </mover>
      <mo>̲</mo>
    </munder>
    <annotation encoding="StarMath 5.0">underline {widehat {F}}</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under accentunder="true">
      <mi>L</mi>
      <mo>̲</mo>
    </munder>
    <annotation encoding="StarMath 5.0">underline {L}</annotation>
  </semantics>
</math>
</file>

<file path=Object 74/content.xml><?xml version="1.0" encoding="utf-8"?>
<math xmlns="http://www.w3.org/1998/Math/MathML" display="block">
  <semantics>
    <mrow>
      <mn>0.3</mn>
      <mi mathvariant="italic">kg</mi>
    </mrow>
    <annotation encoding="StarMath 5.0">0.3 kg</annotation>
  </semantics>
</math>
</file>

<file path=Object 75/content.xml><?xml version="1.0" encoding="utf-8"?>
<math xmlns="http://www.w3.org/1998/Math/MathML" display="block">
  <semantics>
    <mrow>
      <mi>s</mi>
      <mrow>
        <mn>0</mn>
        <mo stretchy="false">=</mo>
        <mi>s</mi>
      </mrow>
      <mn>10,</mn>
      <mi>s</mi>
      <mrow>
        <mn>1</mn>
        <mo stretchy="false">=</mo>
        <mi>s</mi>
      </mrow>
      <mn>11,</mn>
      <mi>s</mi>
      <mrow>
        <mn>2</mn>
        <mo stretchy="false">=</mo>
        <mi>s</mi>
      </mrow>
      <mn>12,</mn>
      <mi>s</mi>
      <mrow>
        <mn>3</mn>
        <mo stretchy="false">=</mo>
        <mi>s</mi>
      </mrow>
      <mn>13,</mn>
      <mi>s</mi>
      <mrow>
        <mn>4</mn>
        <mo stretchy="false">=</mo>
        <mi>s</mi>
      </mrow>
      <mn>14</mn>
    </mrow>
    <annotation encoding="StarMath 5.0">s0 = s10, s1 = s11, s2 = s12, s3 = s13, s4 = s14</annotation>
  </semantics>
</math>
</file>

<file path=Object 76/content.xml><?xml version="1.0" encoding="utf-8"?>
<math xmlns="http://www.w3.org/1998/Math/MathML" display="block">
  <semantics>
    <mrow>
      <mn>2</mn>
      <mi>l</mi>
    </mrow>
    <annotation encoding="StarMath 5.0">2 l</annotation>
  </semantics>
</math>
</file>

<file path=Object 77/content.xml><?xml version="1.0" encoding="utf-8"?>
<math xmlns="http://www.w3.org/1998/Math/MathML" display="block">
  <semantics>
    <munder accentunder="true">
      <mi>L</mi>
      <mo>̲</mo>
    </munder>
    <annotation encoding="StarMath 5.0">underline {L}</annotation>
  </semantics>
</math>
</file>

<file path=Object 78/content.xml><?xml version="1.0" encoding="utf-8"?>
<math xmlns="http://www.w3.org/1998/Math/MathML" display="block">
  <semantics>
    <mrow>
      <mn>0.6</mn>
      <mi>m</mi>
    </mrow>
    <annotation encoding="StarMath 5.0">0.6 m</annotation>
  </semantics>
</math>
</file>

<file path=Object 79/content.xml><?xml version="1.0" encoding="utf-8"?>
<math xmlns="http://www.w3.org/1998/Math/MathML" display="block">
  <semantics>
    <mrow>
      <mrow>
        <msub>
          <mi>x</mi>
          <mn>1</mn>
        </msub>
        <mo stretchy="false">=</mo>
        <mn>0,7</mn>
      </mrow>
      <mi>;</mi>
      <mrow>
        <msub>
          <mi>x</mi>
          <mn>2</mn>
        </msub>
        <mo stretchy="false">=</mo>
        <mn>0</mn>
      </mrow>
      <mi>;</mi>
      <mrow>
        <msub>
          <mi>x</mi>
          <mn>3</mn>
        </msub>
        <mo stretchy="false">=</mo>
        <mn>0,7</mn>
      </mrow>
      <mi>;</mi>
      <mrow>
        <msub>
          <mi>x</mi>
          <mn>4</mn>
        </msub>
        <mo stretchy="false">=</mo>
        <mn>0</mn>
      </mrow>
    </mrow>
    <annotation encoding="StarMath 5.0">{ x} rsub { 1}=0,7;{ x}rsub{ 2 }=0;{ x }rsub { 3 }=0,7;{ x }rsub{ 4 }=0 </annotation>
  </semantics>
</math>
</file>

<file path=Object 8/content.xml><?xml version="1.0" encoding="utf-8"?>
<math xmlns="http://www.w3.org/1998/Math/MathML" display="block">
  <semantics>
    <mrow>
      <mrow>
        <msub>
          <mi>Q</mi>
          <mi>i</mi>
        </msub>
        <mo stretchy="false">=</mo>
        <msub>
          <mi>f</mi>
          <mi mathvariant="italic">qi</mi>
        </msub>
      </mrow>
      <mi>−</mi>
      <msub>
        <mi>f</mi>
        <mi mathvariant="italic">di</mi>
      </msub>
    </mrow>
    <annotation encoding="StarMath 5.0">{Q} rsub {i} = {f} rsub {qi} − {f} rsub {di}</annotation>
  </semantics>
</math>
</file>

<file path=Object 80/content.xml><?xml version="1.0" encoding="utf-8"?>
<math xmlns="http://www.w3.org/1998/Math/MathML" display="block">
  <semantics>
    <msub>
      <mi>J</mi>
      <mi>p</mi>
    </msub>
    <annotation encoding="StarMath 5.0">{J} rsub {p}</annotation>
  </semantics>
</math>
</file>

<file path=Object 81/content.xml><?xml version="1.0" encoding="utf-8"?>
<math xmlns="http://www.w3.org/1998/Math/MathML" display="block">
  <semantics>
    <mrow>
      <msub>
        <mi>x</mi>
        <mn>1</mn>
      </msub>
      <mi>,</mi>
      <msub>
        <mi>x</mi>
        <mn>2</mn>
      </msub>
      <mi>,</mi>
      <msub>
        <mi>x</mi>
        <mn>3</mn>
      </msub>
      <mi>,</mi>
      <msub>
        <mi>x</mi>
        <mn>4</mn>
      </msub>
    </mrow>
    <annotation encoding="StarMath 5.0">{ x} rsub { 1},{ x}rsub{ 2 },{ x }rsub { 3 },{ x }rsub{ 4 }</annotation>
  </semantics>
</math>
</file>

<file path=Object 82/content.xml><?xml version="1.0" encoding="utf-8"?>
<math xmlns="http://www.w3.org/1998/Math/MathML" display="block">
  <semantics>
    <mrow>
      <mn>0.036</mn>
      <mi mathvariant="italic">kg</mi>
      <msup>
        <mi>m</mi>
        <mn>2</mn>
      </msup>
    </mrow>
    <annotation encoding="StarMath 5.0">0.036 kg {m} ^ {2}</annotation>
  </semantics>
</math>
</file>

<file path=Object 8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84/content.xml><?xml version="1.0" encoding="utf-8"?>
<math xmlns="http://www.w3.org/1998/Math/MathML" display="block">
  <semantics>
    <mrow>
      <mrow>
        <msub>
          <mi>q</mi>
          <mn>1</mn>
        </msub>
        <mo stretchy="false">=</mo>
        <mi>x</mi>
      </mrow>
      <mi>,</mi>
      <mrow>
        <msub>
          <mi>q</mi>
          <mn>2</mn>
        </msub>
        <mo stretchy="false">=</mo>
        <mi>θ</mi>
      </mrow>
    </mrow>
    <annotation encoding="StarMath 5.0">{q} rsub {1} = x , {q} rsub {2} = θ</annotation>
  </semantics>
</math>
</file>

<file path=Object 86/content.xml><?xml version="1.0" encoding="utf-8"?>
<math xmlns="http://www.w3.org/1998/Math/MathML" display="block">
  <semantics>
    <mrow>
      <msub>
        <mi>x</mi>
        <mi>p</mi>
      </msub>
      <mo stretchy="false">=</mo>
      <mrow>
        <mi>x</mi>
        <mo stretchy="false">+</mo>
        <mi mathvariant="italic">lsinθ</mi>
      </mrow>
    </mrow>
    <annotation encoding="StarMath 5.0">{x} rsub {p} = x + lsinθ</annotation>
  </semantics>
</math>
</file>

<file path=Object 88/content.xml><?xml version="1.0" encoding="utf-8"?>
<math xmlns="http://www.w3.org/1998/Math/MathML" display="block">
  <semantics>
    <mrow>
      <msub>
        <mi>y</mi>
        <mi>p</mi>
      </msub>
      <mo stretchy="false">=</mo>
      <mi mathvariant="italic">lcosθ</mi>
    </mrow>
    <annotation encoding="StarMath 5.0">{y} rsub {p} = lcosθ</annotation>
  </semantics>
</math>
</file>

<file path=Object 9/content.xml><?xml version="1.0" encoding="utf-8"?>
<math xmlns="http://www.w3.org/1998/Math/MathML" display="block">
  <semantics>
    <mrow>
      <msub>
        <mi>f</mi>
        <mn>4</mn>
      </msub>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rsub {4}= {left (m + M right ) mglsinθ − {m} ^ {2} {l} ^ {2} {dot {θ}} ^ {2} cosθsinθ} over {left (m + M right ) {J} rsub {p} − {m} ^ {2} {l} ^ {2} {cos} ^ {2} θ}</annotation>
  </semantics>
</math>
</file>

<file path=Object 90/content.xml><?xml version="1.0" encoding="utf-8"?>
<math xmlns="http://www.w3.org/1998/Math/MathML" display="block">
  <semantics>
    <mi>x</mi>
    <annotation encoding="StarMath 5.0">x</annotation>
  </semantics>
</math>
</file>

<file path=Object 92/content.xml><?xml version="1.0" encoding="utf-8"?>
<math xmlns="http://www.w3.org/1998/Math/MathML" display="block">
  <semantics>
    <mrow>
      <mrow>
        <mover accent="true">
          <msub>
            <mi>x</mi>
            <mi>p</mi>
          </msub>
          <mo stretchy="false">˙</mo>
        </mover>
        <mo stretchy="false">=</mo>
        <mrow>
          <mover accent="true">
            <mi>x</mi>
            <mo stretchy="false">˙</mo>
          </mover>
          <mo stretchy="false">+</mo>
          <mi>l</mi>
        </mrow>
      </mrow>
      <mover accent="true">
        <mi>θ</mi>
        <mo stretchy="false">˙</mo>
      </mover>
      <mi mathvariant="italic">cosθ</mi>
    </mrow>
    <annotation encoding="StarMath 5.0">dot {{x} rsub {p}} = dot {x} + l dot {θ} cosθ</annotation>
  </semantics>
</math>
</file>

<file path=Object 94/content.xml><?xml version="1.0" encoding="utf-8"?>
<math xmlns="http://www.w3.org/1998/Math/MathML" display="block">
  <semantics>
    <mrow>
      <mrow>
        <mover accent="true">
          <msub>
            <mi>y</mi>
            <mi>p</mi>
          </msub>
          <mo stretchy="false">˙</mo>
        </mover>
        <mo stretchy="false">=</mo>
        <mi>−</mi>
      </mrow>
      <mi>l</mi>
      <mover accent="true">
        <mi>θ</mi>
        <mo stretchy="false">˙</mo>
      </mover>
      <mi mathvariant="italic">cosθ</mi>
    </mrow>
    <annotation encoding="StarMath 5.0">dot {{y} rsub {p}} = − l dot {θ} cosθ</annotation>
  </semantics>
</math>
</file>

<file path=Object 96/content.xml><?xml version="1.0" encoding="utf-8"?>
<math xmlns="http://www.w3.org/1998/Math/MathML" display="block">
  <semantics>
    <mover accent="true">
      <mi>x</mi>
      <mo stretchy="false">˙</mo>
    </mover>
    <annotation encoding="StarMath 5.0">dot {x}</annotation>
  </semantics>
</math>
</file>

<file path=Object 98/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row>
    <annotation encoding="StarMath 5.0">T = {1} over {2} M dot {x} + {1} over {2} m left [{left (x + l dot {θ} cosθ right )} ^ {2} + {left (l dot {θ} sinθ right )} ^ {2} right ]</annotation>
  </semantics>
</math>
</file>